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ndom" table:style-name="ta1">
        <table:table-column table:style-name="co1" table:number-columns-repeated="102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2:.AMI2])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A1:.J100])" office:value-type="float" office:value="3.339" calcext:value-type="float">
            <text:p>3.339</text:p>
          </table:table-cell>
          <table:table-cell table:formula="of:=STDEV([.A1:.J100])" office:value-type="float" office:value="1.43322473225002" calcext:value-type="float">
            <text:p>1.4332247323</text:p>
          </table:table-cell>
          <table:table-cell table:number-columns-repeated="1010"/>
          <table:table-cell table:formula="of:=SUM([.A3:.AMI3])" office:value-type="float" office:value="39.77222473225" calcext:value-type="float">
            <text:p>39.7722247323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M3]/SQRT(1000)" office:value-type="float" office:value="0.0453225455279504" calcext:value-type="float">
            <text:p>0.0453225455</text:p>
          </table:table-cell>
          <table:table-cell table:number-columns-repeated="1010"/>
          <table:table-cell table:formula="of:=SUM([.A4:.AMI4])" office:value-type="float" office:value="30.0453225455279" calcext:value-type="float">
            <text:p>30.0453225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5:.AMI5])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6:.AMI6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3"/>
          <table:table-cell table:formula="of:=SUM([.A7:.AMI7])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  <table:table-cell table:formula="of:=SUM([.A8:.AMI8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  <table:table-cell table:formula="of:=SUM([.A9:.AMI9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10:.AMI10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11:.AMI11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12:.AMI12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3"/>
          <table:table-cell table:formula="of:=SUM([.A13:.AMI13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14:.AMI14])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  <table:table-cell table:formula="of:=SUM([.A15:.AMI15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16:.AMI16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17:.AMI17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  <table:table-cell table:formula="of:=SUM([.A18:.AMI18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3"/>
          <table:table-cell table:formula="of:=SUM([.A19:.AMI19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20:.AMI20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21:.AMI21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3"/>
          <table:table-cell table:formula="of:=SUM([.A22:.AMI22])" office:value-type="float" office:value="36" calcext:value-type="float">
            <text:p>36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  <table:table-cell table:formula="of:=SUM([.A23:.AMI23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3"/>
          <table:table-cell table:formula="of:=SUM([.A24:.AMI24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25:.AMI25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26:.AMI26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27:.AMI27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3"/>
          <table:table-cell table:formula="of:=SUM([.A28:.AMI28])" office:value-type="float" office:value="35" calcext:value-type="float">
            <text:p>3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  <table:table-cell table:formula="of:=SUM([.A29:.AMI29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30:.AMI3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31:.AMI3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  <table:table-cell table:formula="of:=SUM([.A32:.AMI32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3"/>
          <table:table-cell table:formula="of:=SUM([.A33:.AMI33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  <table:table-cell table:formula="of:=SUM([.A34:.AMI3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3"/>
          <table:table-cell table:formula="of:=SUM([.A35:.AMI35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36:.AMI36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  <table:table-cell table:formula="of:=SUM([.A37:.AMI37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38:.AMI38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39:.AMI39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40:.AMI40])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41:.AMI41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3"/>
          <table:table-cell table:formula="of:=SUM([.A42:.AMI42])" office:value-type="float" office:value="32" calcext:value-type="float">
            <text:p>3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43:.AMI43])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44:.AMI44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3"/>
          <table:table-cell table:formula="of:=SUM([.A45:.AMI45])" office:value-type="float" office:value="34" calcext:value-type="float">
            <text:p>3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  <table:table-cell table:formula="of:=SUM([.A46:.AMI46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47:.AMI47])"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48:.AMI48])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3"/>
          <table:table-cell table:formula="of:=SUM([.A49:.AMI49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  <table:table-cell table:formula="of:=SUM([.A50:.AMI50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51:.AMI51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  <table:table-cell table:formula="of:=SUM([.A52:.AMI52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53:.AMI53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54:.AMI54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55:.AMI55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  <table:table-cell table:formula="of:=SUM([.A56:.AMI56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57:.AMI57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  <table:table-cell table:formula="of:=SUM([.A58:.AMI58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59:.AMI59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60:.AMI60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  <table:table-cell table:formula="of:=SUM([.A61:.AMI61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62:.AMI62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63:.AMI6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  <table:table-cell table:formula="of:=SUM([.A64:.AMI64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65:.AMI65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  <table:table-cell table:formula="of:=SUM([.A66:.AMI66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  <table:table-cell table:formula="of:=SUM([.A67:.AMI67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68:.AMI68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69:.AMI69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3"/>
          <table:table-cell table:formula="of:=SUM([.A70:.AMI70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  <table:table-cell table:formula="of:=SUM([.A71:.AMI71])" office:value-type="float" office:value="38" calcext:value-type="float">
            <text:p>38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72:.AMI72])" office:value-type="float" office:value="24" calcext:value-type="float">
            <text:p>24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73:.AMI73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74:.AMI74])"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  <table:table-cell table:formula="of:=SUM([.A75:.AMI75])" office:value-type="float" office:value="32" calcext:value-type="float">
            <text:p>32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76:.AMI76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77:.AMI77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78:.AMI78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79:.AMI79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80:.AMI80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  <table:table-cell table:formula="of:=SUM([.A81:.AMI81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  <table:table-cell table:formula="of:=SUM([.A82:.AMI82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83:.AMI83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  <table:table-cell table:formula="of:=SUM([.A84:.AMI84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85:.AMI85])"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  <table:table-cell table:formula="of:=SUM([.A86:.AMI86])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  <table:table-cell table:formula="of:=SUM([.A87:.AMI87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3"/>
          <table:table-cell table:formula="of:=SUM([.A88:.AMI88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89:.AMI89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90:.AMI90])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3"/>
          <table:table-cell table:formula="of:=SUM([.A91:.AMI91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  <table:table-cell table:formula="of:=SUM([.A92:.AMI92])"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  <table:table-cell table:formula="of:=SUM([.A93:.AMI93])"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  <table:table-cell table:formula="of:=SUM([.A94:.AMI94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95:.AMI95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3"/>
          <table:table-cell table:formula="of:=SUM([.A96:.AMI96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3"/>
          <table:table-cell table:formula="of:=SUM([.A97:.AMI97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  <table:table-cell table:formula="of:=SUM([.A98:.AMI98])"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  <table:table-cell table:formula="of:=SUM([.A99:.AMI99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3"/>
          <table:table-cell table:formula="of:=SUM([.A100:.AMI100])" office:value-type="float" office:value="35" calcext:value-type="float">
            <text:p>35</text:p>
          </table:table-cell>
        </table:table-row>
      </table:table>
      <table:table table:name="Optimal" table:style-name="ta1">
        <table:table-column table:style-name="co1" table:number-columns-repeated="12" table:default-cell-style-name="Default"/>
        <table:table-column table:style-name="co2" table:default-cell-style-name="Default"/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formula="of:=AVERAGE([.A1:.J100])" office:value-type="float" office:value="11.989" calcext:value-type="float">
            <text:p>11.989</text:p>
          </table:table-cell>
          <table:table-cell table:formula="of:=STDEV([.A1:.J100])" office:value-type="float" office:value="0.388625822649543" calcext:value-type="float">
            <text:p>0.3886258226</text:p>
          </table:table-cell>
          <table:table-cell table:formula="of:=[.L1]/SQRT(1000)" office:value-type="float" office:value="0.0122894275712921" calcext:value-type="float">
            <text:p>0.0122894276</text:p>
          </table:table-cell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</table:table>
      <table:table table:name="RL-Agent" table:style-name="ta1">
        <table:table-column table:style-name="co1" table:number-columns-repeated="1024" table:default-cell-style-name="Default"/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formula="of:=AVERAGE([.A1:.J1])" office:value-type="float" office:value="1" calcext:value-type="float">
            <text:p>1</text:p>
          </table:table-cell>
          <table:table-cell table:formula="of:=STDEV([.A1:.J1])" office:value-type="float" office:value="0" calcext:value-type="float">
            <text:p>0</text:p>
          </table:table-cell>
          <table:table-cell table:formula="of:=[.L1]/SQRT(10)" office:value-type="float" office:value="0" calcext:value-type="float">
            <text:p>0</text:p>
          </table:table-cell>
          <table:table-cell table:number-columns-repeated="1010"/>
          <table:table-cell table:formula="of:=SUM([.A1:.AMI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AVERAGE([.A2:.J2])" office:value-type="float" office:value="2.4" calcext:value-type="float">
            <text:p>2.4</text:p>
          </table:table-cell>
          <table:table-cell table:formula="of:=STDEV([.A2:.J2])" office:value-type="float" office:value="0.966091783079296" calcext:value-type="float">
            <text:p>0.9660917831</text:p>
          </table:table-cell>
          <table:table-cell table:formula="of:=[.L2]/SQRT(10)" office:value-type="float" office:value="0.305505046330389" calcext:value-type="float">
            <text:p>0.3055050463</text:p>
          </table:table-cell>
          <table:table-cell table:number-columns-repeated="1010"/>
          <table:table-cell table:formula="of:=SUM([.A2:.AMI2])" office:value-type="float" office:value="27.6715968294097" calcext:value-type="float">
            <text:p>27.6715968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A3:.J3])" office:value-type="float" office:value="2.4" calcext:value-type="float">
            <text:p>2.4</text:p>
          </table:table-cell>
          <table:table-cell table:formula="of:=STDEV([.A3:.J3])" office:value-type="float" office:value="0.699205898780101" calcext:value-type="float">
            <text:p>0.6992058988</text:p>
          </table:table-cell>
          <table:table-cell table:formula="of:=[.L3]/SQRT(10)" office:value-type="float" office:value="0.221108319357027" calcext:value-type="float">
            <text:p>0.221108319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A4:.J4])" office:value-type="float" office:value="2.7" calcext:value-type="float">
            <text:p>2.7</text:p>
          </table:table-cell>
          <table:table-cell table:formula="of:=STDEV([.A4:.J4])" office:value-type="float" office:value="1.05934990547138" calcext:value-type="float">
            <text:p>1.0593499055</text:p>
          </table:table-cell>
          <table:table-cell table:formula="of:=[.L4]/SQRT(10)" office:value-type="float" office:value="0.334995854037363" calcext:value-type="float">
            <text:p>0.33499585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A5:.J5])" office:value-type="float" office:value="3.9" calcext:value-type="float">
            <text:p>3.9</text:p>
          </table:table-cell>
          <table:table-cell table:formula="of:=STDEV([.A5:.J5])" office:value-type="float" office:value="1.28668393770792" calcext:value-type="float">
            <text:p>1.2866839377</text:p>
          </table:table-cell>
          <table:table-cell table:formula="of:=[.L5]/SQRT(10)" office:value-type="float" office:value="0.406885187191123" calcext:value-type="float">
            <text:p>0.4068851872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AVERAGE([.A6:.J6])" office:value-type="float" office:value="4.2" calcext:value-type="float">
            <text:p>4.2</text:p>
          </table:table-cell>
          <table:table-cell table:formula="of:=STDEV([.A6:.J6])" office:value-type="float" office:value="1.31656117720877" calcext:value-type="float">
            <text:p>1.3165611772</text:p>
          </table:table-cell>
          <table:table-cell table:formula="of:=[.L6]/SQRT(10)" office:value-type="float" office:value="0.416333199893227" calcext:value-type="float">
            <text:p>0.4163331999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VERAGE([.A7:.J7])" office:value-type="float" office:value="4.8" calcext:value-type="float">
            <text:p>4.8</text:p>
          </table:table-cell>
          <table:table-cell table:formula="of:=STDEV([.A7:.J7])" office:value-type="float" office:value="1.54919333848297" calcext:value-type="float">
            <text:p>1.5491933385</text:p>
          </table:table-cell>
          <table:table-cell table:formula="of:=[.L7]/SQRT(10)" office:value-type="float" office:value="0.489897948556636" calcext:value-type="float">
            <text:p>0.4898979486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VERAGE([.A8:.J8])" office:value-type="float" office:value="5" calcext:value-type="float">
            <text:p>5</text:p>
          </table:table-cell>
          <table:table-cell table:formula="of:=STDEV([.A8:.J8])" office:value-type="float" office:value="1.24721912892465" calcext:value-type="float">
            <text:p>1.2472191289</text:p>
          </table:table-cell>
          <table:table-cell table:formula="of:=[.L8]/SQRT(10)" office:value-type="float" office:value="0.394405318873308" calcext:value-type="float">
            <text:p>0.3944053189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A9:.J9])" office:value-type="float" office:value="5.2" calcext:value-type="float">
            <text:p>5.2</text:p>
          </table:table-cell>
          <table:table-cell table:formula="of:=STDEV([.A9:.J9])" office:value-type="float" office:value="1.13529242439509" calcext:value-type="float">
            <text:p>1.1352924244</text:p>
          </table:table-cell>
          <table:table-cell table:formula="of:=[.L9]/SQRT(10)" office:value-type="float" office:value="0.3590109871423" calcext:value-type="float">
            <text:p>0.3590109871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A10:.J10])" office:value-type="float" office:value="5.8" calcext:value-type="float">
            <text:p>5.8</text:p>
          </table:table-cell>
          <table:table-cell table:formula="of:=STDEV([.A10:.J10])" office:value-type="float" office:value="1.03279555898864" calcext:value-type="float">
            <text:p>1.032795559</text:p>
          </table:table-cell>
          <table:table-cell table:formula="of:=[.L10]/SQRT(10)" office:value-type="float" office:value="0.32659863237109" calcext:value-type="float">
            <text:p>0.3265986324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VERAGE([.A11:.J11])" office:value-type="float" office:value="6" calcext:value-type="float">
            <text:p>6</text:p>
          </table:table-cell>
          <table:table-cell table:formula="of:=STDEV([.A11:.J11])" office:value-type="float" office:value="1.05409255338946" calcext:value-type="float">
            <text:p>1.0540925534</text:p>
          </table:table-cell>
          <table:table-cell table:formula="of:=[.L11]/SQRT(10)" office:value-type="float" office:value="0.333333333333333" calcext:value-type="float">
            <text:p>0.333333333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VERAGE([.A12:.J12])" office:value-type="float" office:value="6.1" calcext:value-type="float">
            <text:p>6.1</text:p>
          </table:table-cell>
          <table:table-cell table:formula="of:=STDEV([.A12:.J12])" office:value-type="float" office:value="0.994428926011753" calcext:value-type="float">
            <text:p>0.994428926</text:p>
          </table:table-cell>
          <table:table-cell table:formula="of:=[.L12]/SQRT(10)" office:value-type="float" office:value="0.31446603773522" calcext:value-type="float">
            <text:p>0.3144660377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VERAGE([.A13:.J13])" office:value-type="float" office:value="6.6" calcext:value-type="float">
            <text:p>6.6</text:p>
          </table:table-cell>
          <table:table-cell table:formula="of:=STDEV([.A13:.J13])" office:value-type="float" office:value="1.17378779077727" calcext:value-type="float">
            <text:p>1.1737877908</text:p>
          </table:table-cell>
          <table:table-cell table:formula="of:=[.L13]/SQRT(10)" office:value-type="float" office:value="0.371184290855335" calcext:value-type="float">
            <text:p>0.3711842909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A14:.J14])" office:value-type="float" office:value="6.5" calcext:value-type="float">
            <text:p>6.5</text:p>
          </table:table-cell>
          <table:table-cell table:formula="of:=STDEV([.A14:.J14])" office:value-type="float" office:value="1.17851130197758" calcext:value-type="float">
            <text:p>1.178511302</text:p>
          </table:table-cell>
          <table:table-cell table:formula="of:=[.L14]/SQRT(10)" office:value-type="float" office:value="0.372677996249965" calcext:value-type="float">
            <text:p>0.3726779962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A15:.J15])" office:value-type="float" office:value="6.9" calcext:value-type="float">
            <text:p>6.9</text:p>
          </table:table-cell>
          <table:table-cell table:formula="of:=STDEV([.A15:.J15])" office:value-type="float" office:value="1.72884033065199" calcext:value-type="float">
            <text:p>1.7288403307</text:p>
          </table:table-cell>
          <table:table-cell table:formula="of:=[.L15]/SQRT(10)" office:value-type="float" office:value="0.546707315561891" calcext:value-type="float">
            <text:p>0.5467073156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VERAGE([.A16:.J16])" office:value-type="float" office:value="7" calcext:value-type="float">
            <text:p>7</text:p>
          </table:table-cell>
          <table:table-cell table:formula="of:=STDEV([.A16:.J16])" office:value-type="float" office:value="1.82574185835055" calcext:value-type="float">
            <text:p>1.8257418584</text:p>
          </table:table-cell>
          <table:table-cell table:formula="of:=[.L16]/SQRT(10)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A17:.J17])" office:value-type="float" office:value="7.1" calcext:value-type="float">
            <text:p>7.1</text:p>
          </table:table-cell>
          <table:table-cell table:formula="of:=STDEV([.A17:.J17])" office:value-type="float" office:value="1.66332999331662" calcext:value-type="float">
            <text:p>1.6633299933</text:p>
          </table:table-cell>
          <table:table-cell table:formula="of:=[.L17]/SQRT(10)" office:value-type="float" office:value="0.525991127935317" calcext:value-type="float">
            <text:p>0.5259911279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A18:.J18])" office:value-type="float" office:value="7" calcext:value-type="float">
            <text:p>7</text:p>
          </table:table-cell>
          <table:table-cell table:formula="of:=STDEV([.A18:.J18])" office:value-type="float" office:value="1.82574185835055" calcext:value-type="float">
            <text:p>1.8257418584</text:p>
          </table:table-cell>
          <table:table-cell table:formula="of:=[.L18]/SQRT(10)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A19:.J19])" office:value-type="float" office:value="7.4" calcext:value-type="float">
            <text:p>7.4</text:p>
          </table:table-cell>
          <table:table-cell table:formula="of:=STDEV([.A19:.J19])" office:value-type="float" office:value="2.06559111797729" calcext:value-type="float">
            <text:p>2.065591118</text:p>
          </table:table-cell>
          <table:table-cell table:formula="of:=[.L19]/SQRT(10)" office:value-type="float" office:value="0.653197264742181" calcext:value-type="float">
            <text:p>0.6531972647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VERAGE([.A20:.J20])" office:value-type="float" office:value="7.7" calcext:value-type="float">
            <text:p>7.7</text:p>
          </table:table-cell>
          <table:table-cell table:formula="of:=STDEV([.A20:.J20])" office:value-type="float" office:value="2.21359436211787" calcext:value-type="float">
            <text:p>2.2135943621</text:p>
          </table:table-cell>
          <table:table-cell table:formula="of:=[.L20]/SQRT(10)" office:value-type="float" office:value="0.7" calcext:value-type="float">
            <text:p>0.7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VERAGE([.A21:.J21])" office:value-type="float" office:value="7.7" calcext:value-type="float">
            <text:p>7.7</text:p>
          </table:table-cell>
          <table:table-cell table:formula="of:=STDEV([.A21:.J21])" office:value-type="float" office:value="2.21359436211787" calcext:value-type="float">
            <text:p>2.2135943621</text:p>
          </table:table-cell>
          <table:table-cell table:formula="of:=[.L21]/SQRT(10)" office:value-type="float" office:value="0.7" calcext:value-type="float">
            <text:p>0.7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A22:.J22])" office:value-type="float" office:value="8.2" calcext:value-type="float">
            <text:p>8.2</text:p>
          </table:table-cell>
          <table:table-cell table:formula="of:=STDEV([.A22:.J22])" office:value-type="float" office:value="1.81352940116473" calcext:value-type="float">
            <text:p>1.8135294012</text:p>
          </table:table-cell>
          <table:table-cell table:formula="of:=[.L22]/SQRT(10)" office:value-type="float" office:value="0.573488351136175" calcext:value-type="float">
            <text:p>0.5734883511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AVERAGE([.A23:.J23])" office:value-type="float" office:value="8" calcext:value-type="float">
            <text:p>8</text:p>
          </table:table-cell>
          <table:table-cell table:formula="of:=STDEV([.A23:.J23])" office:value-type="float" office:value="2.3094010767585" calcext:value-type="float">
            <text:p>2.3094010768</text:p>
          </table:table-cell>
          <table:table-cell table:formula="of:=[.L23]/SQRT(10)" office:value-type="float" office:value="0.730296743340221" calcext:value-type="float">
            <text:p>0.7302967433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A24:.J24])" office:value-type="float" office:value="8.1" calcext:value-type="float">
            <text:p>8.1</text:p>
          </table:table-cell>
          <table:table-cell table:formula="of:=STDEV([.A24:.J24])" office:value-type="float" office:value="1.91195071996" calcext:value-type="float">
            <text:p>1.91195072</text:p>
          </table:table-cell>
          <table:table-cell table:formula="of:=[.L24]/SQRT(10)" office:value-type="float" office:value="0.604611904907235" calcext:value-type="float">
            <text:p>0.6046119049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VERAGE([.A25:.J25])" office:value-type="float" office:value="8" calcext:value-type="float">
            <text:p>8</text:p>
          </table:table-cell>
          <table:table-cell table:formula="of:=STDEV([.A25:.J25])" office:value-type="float" office:value="2.05480466765633" calcext:value-type="float">
            <text:p>2.0548046677</text:p>
          </table:table-cell>
          <table:table-cell table:formula="of:=[.L25]/SQRT(10)" office:value-type="float" office:value="0.649786289653931" calcext:value-type="float">
            <text:p>0.649786289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A26:.J26])" office:value-type="float" office:value="8.3" calcext:value-type="float">
            <text:p>8.3</text:p>
          </table:table-cell>
          <table:table-cell table:formula="of:=STDEV([.A26:.J26])" office:value-type="float" office:value="2.26323269290239" calcext:value-type="float">
            <text:p>2.2632326929</text:p>
          </table:table-cell>
          <table:table-cell table:formula="of:=[.L26]/SQRT(10)" office:value-type="float" office:value="0.715697018452796" calcext:value-type="float">
            <text:p>0.715697018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A27:.J27])" office:value-type="float" office:value="8.3" calcext:value-type="float">
            <text:p>8.3</text:p>
          </table:table-cell>
          <table:table-cell table:formula="of:=STDEV([.A27:.J27])" office:value-type="float" office:value="2.62678510731274" calcext:value-type="float">
            <text:p>2.6267851073</text:p>
          </table:table-cell>
          <table:table-cell table:formula="of:=[.L27]/SQRT(10)" office:value-type="float" office:value="0.830662386291807" calcext:value-type="float">
            <text:p>0.8306623863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VERAGE([.A28:.J28])" office:value-type="float" office:value="8.8" calcext:value-type="float">
            <text:p>8.8</text:p>
          </table:table-cell>
          <table:table-cell table:formula="of:=STDEV([.A28:.J28])" office:value-type="float" office:value="2.20100986922922" calcext:value-type="float">
            <text:p>2.2010098692</text:p>
          </table:table-cell>
          <table:table-cell table:formula="of:=[.L28]/SQRT(10)" office:value-type="float" office:value="0.69602043392737" calcext:value-type="float">
            <text:p>0.696020433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VERAGE([.A29:.J29])" office:value-type="float" office:value="8.5" calcext:value-type="float">
            <text:p>8.5</text:p>
          </table:table-cell>
          <table:table-cell table:formula="of:=STDEV([.A29:.J29])" office:value-type="float" office:value="2.27303028283098" calcext:value-type="float">
            <text:p>2.2730302828</text:p>
          </table:table-cell>
          <table:table-cell table:formula="of:=[.L29]/SQRT(10)" office:value-type="float" office:value="0.718795288428261" calcext:value-type="float">
            <text:p>0.7187952884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AVERAGE([.A30:.J30])" office:value-type="float" office:value="8.6" calcext:value-type="float">
            <text:p>8.6</text:p>
          </table:table-cell>
          <table:table-cell table:formula="of:=STDEV([.A30:.J30])" office:value-type="float" office:value="2.22111083319436" calcext:value-type="float">
            <text:p>2.2211108332</text:p>
          </table:table-cell>
          <table:table-cell table:formula="of:=[.L30]/SQRT(10)" office:value-type="float" office:value="0.702376916856849" calcext:value-type="float">
            <text:p>0.702376916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VERAGE([.A31:.J31])" office:value-type="float" office:value="8.7" calcext:value-type="float">
            <text:p>8.7</text:p>
          </table:table-cell>
          <table:table-cell table:formula="of:=STDEV([.A31:.J31])" office:value-type="float" office:value="2.40601099101581" calcext:value-type="float">
            <text:p>2.406010991</text:p>
          </table:table-cell>
          <table:table-cell table:formula="of:=[.L31]/SQRT(10)" office:value-type="float" office:value="0.760847480700889" calcext:value-type="float">
            <text:p>0.760847480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A32:.J32])" office:value-type="float" office:value="8.9" calcext:value-type="float">
            <text:p>8.9</text:p>
          </table:table-cell>
          <table:table-cell table:formula="of:=STDEV([.A32:.J32])" office:value-type="float" office:value="1.96920739836559" calcext:value-type="float">
            <text:p>1.9692073984</text:p>
          </table:table-cell>
          <table:table-cell table:formula="of:=[.L32]/SQRT(10)" office:value-type="float" office:value="0.62271805640898" calcext:value-type="float">
            <text:p>0.6227180564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VERAGE([.A33:.J33])" office:value-type="float" office:value="8.7" calcext:value-type="float">
            <text:p>8.7</text:p>
          </table:table-cell>
          <table:table-cell table:formula="of:=STDEV([.A33:.J33])" office:value-type="float" office:value="2.21359436211787" calcext:value-type="float">
            <text:p>2.2135943621</text:p>
          </table:table-cell>
          <table:table-cell table:formula="of:=[.L33]/SQRT(10)" office:value-type="float" office:value="0.7" calcext:value-type="float">
            <text:p>0.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AVERAGE([.A34:.J34])" office:value-type="float" office:value="8.6" calcext:value-type="float">
            <text:p>8.6</text:p>
          </table:table-cell>
          <table:table-cell table:formula="of:=STDEV([.A34:.J34])" office:value-type="float" office:value="2.41292814278051" calcext:value-type="float">
            <text:p>2.4129281428</text:p>
          </table:table-cell>
          <table:table-cell table:formula="of:=[.L34]/SQRT(10)" office:value-type="float" office:value="0.76303487615064" calcext:value-type="float">
            <text:p>0.763034876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AVERAGE([.A35:.J35])" office:value-type="float" office:value="8.8" calcext:value-type="float">
            <text:p>8.8</text:p>
          </table:table-cell>
          <table:table-cell table:formula="of:=STDEV([.A35:.J35])" office:value-type="float" office:value="2.14993539954628" calcext:value-type="float">
            <text:p>2.1499353995</text:p>
          </table:table-cell>
          <table:table-cell table:formula="of:=[.L35]/SQRT(10)" office:value-type="float" office:value="0.679869268479038" calcext:value-type="float">
            <text:p>0.679869268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A36:.J36])" office:value-type="float" office:value="9.1" calcext:value-type="float">
            <text:p>9.1</text:p>
          </table:table-cell>
          <table:table-cell table:formula="of:=STDEV([.A36:.J36])" office:value-type="float" office:value="1.85292561462497" calcext:value-type="float">
            <text:p>1.8529256146</text:p>
          </table:table-cell>
          <table:table-cell table:formula="of:=[.L36]/SQRT(10)" office:value-type="float" office:value="0.585946527708231" calcext:value-type="float">
            <text:p>0.585946527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A37:.J37])" office:value-type="float" office:value="8.9" calcext:value-type="float">
            <text:p>8.9</text:p>
          </table:table-cell>
          <table:table-cell table:formula="of:=STDEV([.A37:.J37])" office:value-type="float" office:value="2.37814119756493" calcext:value-type="float">
            <text:p>2.3781411976</text:p>
          </table:table-cell>
          <table:table-cell table:formula="of:=[.L37]/SQRT(10)" office:value-type="float" office:value="0.752034278178565" calcext:value-type="float">
            <text:p>0.752034278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A38:.J38])" office:value-type="float" office:value="9.1" calcext:value-type="float">
            <text:p>9.1</text:p>
          </table:table-cell>
          <table:table-cell table:formula="of:=STDEV([.A38:.J38])" office:value-type="float" office:value="2.13177026070926" calcext:value-type="float">
            <text:p>2.1317702607</text:p>
          </table:table-cell>
          <table:table-cell table:formula="of:=[.L38]/SQRT(10)" office:value-type="float" office:value="0.674124947205223" calcext:value-type="float">
            <text:p>0.674124947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A39:.J39])" office:value-type="float" office:value="8.9" calcext:value-type="float">
            <text:p>8.9</text:p>
          </table:table-cell>
          <table:table-cell table:formula="of:=STDEV([.A39:.J39])" office:value-type="float" office:value="2.92308816911917" calcext:value-type="float">
            <text:p>2.9230881691</text:p>
          </table:table-cell>
          <table:table-cell table:formula="of:=[.L39]/SQRT(10)" office:value-type="float" office:value="0.924361641590803" calcext:value-type="float">
            <text:p>0.9243616416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A40:.J40])" office:value-type="float" office:value="9" calcext:value-type="float">
            <text:p>9</text:p>
          </table:table-cell>
          <table:table-cell table:formula="of:=STDEV([.A40:.J40])" office:value-type="float" office:value="2.49443825784929" calcext:value-type="float">
            <text:p>2.4944382578</text:p>
          </table:table-cell>
          <table:table-cell table:formula="of:=[.L40]/SQRT(10)" office:value-type="float" office:value="0.788810637746615" calcext:value-type="float">
            <text:p>0.788810637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A41:.J41])" office:value-type="float" office:value="9.3" calcext:value-type="float">
            <text:p>9.3</text:p>
          </table:table-cell>
          <table:table-cell table:formula="of:=STDEV([.A41:.J41])" office:value-type="float" office:value="2.90784379834192" calcext:value-type="float">
            <text:p>2.9078437983</text:p>
          </table:table-cell>
          <table:table-cell table:formula="of:=[.L41]/SQRT(10)" office:value-type="float" office:value="0.919540948275581" calcext:value-type="float">
            <text:p>0.9195409483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A42:.J42])" office:value-type="float" office:value="9.1" calcext:value-type="float">
            <text:p>9.1</text:p>
          </table:table-cell>
          <table:table-cell table:formula="of:=STDEV([.A42:.J42])" office:value-type="float" office:value="2.76686746259295" calcext:value-type="float">
            <text:p>2.7668674626</text:p>
          </table:table-cell>
          <table:table-cell table:formula="of:=[.L42]/SQRT(10)" office:value-type="float" office:value="0.874960316560446" calcext:value-type="float">
            <text:p>0.8749603166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A43:.J43])" office:value-type="float" office:value="9.3" calcext:value-type="float">
            <text:p>9.3</text:p>
          </table:table-cell>
          <table:table-cell table:formula="of:=STDEV([.A43:.J43])" office:value-type="float" office:value="2.58413965910857" calcext:value-type="float">
            <text:p>2.5841396591</text:p>
          </table:table-cell>
          <table:table-cell table:formula="of:=[.L43]/SQRT(10)" office:value-type="float" office:value="0.817176711475418" calcext:value-type="float">
            <text:p>0.817176711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AVERAGE([.A44:.J44])" office:value-type="float" office:value="9.6" calcext:value-type="float">
            <text:p>9.6</text:p>
          </table:table-cell>
          <table:table-cell table:formula="of:=STDEV([.A44:.J44])" office:value-type="float" office:value="2.06559111797729" calcext:value-type="float">
            <text:p>2.065591118</text:p>
          </table:table-cell>
          <table:table-cell table:formula="of:=[.L44]/SQRT(10)" office:value-type="float" office:value="0.653197264742181" calcext:value-type="float">
            <text:p>0.653197264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AVERAGE([.A45:.J45])" office:value-type="float" office:value="9.8" calcext:value-type="float">
            <text:p>9.8</text:p>
          </table:table-cell>
          <table:table-cell table:formula="of:=STDEV([.A45:.J45])" office:value-type="float" office:value="2.29975844142138" calcext:value-type="float">
            <text:p>2.2997584414</text:p>
          </table:table-cell>
          <table:table-cell table:formula="of:=[.L45]/SQRT(10)" office:value-type="float" office:value="0.727247474309047" calcext:value-type="float">
            <text:p>0.7272474743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AVERAGE([.A46:.J46])" office:value-type="float" office:value="9.8" calcext:value-type="float">
            <text:p>9.8</text:p>
          </table:table-cell>
          <table:table-cell table:formula="of:=STDEV([.A46:.J46])" office:value-type="float" office:value="2.5298221281347" calcext:value-type="float">
            <text:p>2.5298221281</text:p>
          </table:table-cell>
          <table:table-cell table:formula="of:=[.L46]/SQRT(10)" office:value-type="float" office:value="0.8" calcext:value-type="float">
            <text:p>0.8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AVERAGE([.A47:.J47])" office:value-type="float" office:value="9.9" calcext:value-type="float">
            <text:p>9.9</text:p>
          </table:table-cell>
          <table:table-cell table:formula="of:=STDEV([.A47:.J47])" office:value-type="float" office:value="2.37814119756493" calcext:value-type="float">
            <text:p>2.3781411976</text:p>
          </table:table-cell>
          <table:table-cell table:formula="of:=[.L47]/SQRT(10)" office:value-type="float" office:value="0.752034278178565" calcext:value-type="float">
            <text:p>0.752034278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AVERAGE([.A48:.J48])" office:value-type="float" office:value="10" calcext:value-type="float">
            <text:p>10</text:p>
          </table:table-cell>
          <table:table-cell table:formula="of:=STDEV([.A48:.J48])" office:value-type="float" office:value="2.16024689946929" calcext:value-type="float">
            <text:p>2.1602468995</text:p>
          </table:table-cell>
          <table:table-cell table:formula="of:=[.L48]/SQRT(10)" office:value-type="float" office:value="0.683130051063973" calcext:value-type="float">
            <text:p>0.6831300511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AVERAGE([.A49:.J49])" office:value-type="float" office:value="9.8" calcext:value-type="float">
            <text:p>9.8</text:p>
          </table:table-cell>
          <table:table-cell table:formula="of:=STDEV([.A49:.J49])" office:value-type="float" office:value="2.78088714861523" calcext:value-type="float">
            <text:p>2.7808871486</text:p>
          </table:table-cell>
          <table:table-cell table:formula="of:=[.L49]/SQRT(10)" office:value-type="float" office:value="0.879393730551528" calcext:value-type="float">
            <text:p>0.8793937306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AVERAGE([.A50:.J50])" office:value-type="float" office:value="10" calcext:value-type="float">
            <text:p>10</text:p>
          </table:table-cell>
          <table:table-cell table:formula="of:=STDEV([.A50:.J50])" office:value-type="float" office:value="2.66666666666667" calcext:value-type="float">
            <text:p>2.6666666667</text:p>
          </table:table-cell>
          <table:table-cell table:formula="of:=[.L50]/SQRT(10)" office:value-type="float" office:value="0.843274042711568" calcext:value-type="float">
            <text:p>0.843274042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AVERAGE([.A51:.J51])" office:value-type="float" office:value="9.5" calcext:value-type="float">
            <text:p>9.5</text:p>
          </table:table-cell>
          <table:table-cell table:formula="of:=STDEV([.A51:.J51])" office:value-type="float" office:value="4.16999866773227" calcext:value-type="float">
            <text:p>4.1699986677</text:p>
          </table:table-cell>
          <table:table-cell table:formula="of:=[.L51]/SQRT(10)" office:value-type="float" office:value="1.31866936299017" calcext:value-type="float">
            <text:p>1.318669363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AVERAGE([.A52:.J52])" office:value-type="float" office:value="10.2" calcext:value-type="float">
            <text:p>10.2</text:p>
          </table:table-cell>
          <table:table-cell table:formula="of:=STDEV([.A52:.J52])" office:value-type="float" office:value="2.25092573548455" calcext:value-type="float">
            <text:p>2.2509257355</text:p>
          </table:table-cell>
          <table:table-cell table:formula="of:=[.L52]/SQRT(10)" office:value-type="float" office:value="0.711805216802087" calcext:value-type="float">
            <text:p>0.7118052168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AVERAGE([.A53:.J53])" office:value-type="float" office:value="10.1" calcext:value-type="float">
            <text:p>10.1</text:p>
          </table:table-cell>
          <table:table-cell table:formula="of:=STDEV([.A53:.J53])" office:value-type="float" office:value="2.88482620312251" calcext:value-type="float">
            <text:p>2.8848262031</text:p>
          </table:table-cell>
          <table:table-cell table:formula="of:=[.L53]/SQRT(10)" office:value-type="float" office:value="0.912262145560267" calcext:value-type="float">
            <text:p>0.9122621456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AVERAGE([.A54:.J54])" office:value-type="float" office:value="10.4" calcext:value-type="float">
            <text:p>10.4</text:p>
          </table:table-cell>
          <table:table-cell table:formula="of:=STDEV([.A54:.J54])" office:value-type="float" office:value="2.27058484879019" calcext:value-type="float">
            <text:p>2.2705848488</text:p>
          </table:table-cell>
          <table:table-cell table:formula="of:=[.L54]/SQRT(10)" office:value-type="float" office:value="0.7180219742846" calcext:value-type="float">
            <text:p>0.7180219743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AVERAGE([.A55:.J55])" office:value-type="float" office:value="10.5" calcext:value-type="float">
            <text:p>10.5</text:p>
          </table:table-cell>
          <table:table-cell table:formula="of:=STDEV([.A55:.J55])" office:value-type="float" office:value="2.59272486435067" calcext:value-type="float">
            <text:p>2.5927248644</text:p>
          </table:table-cell>
          <table:table-cell table:formula="of:=[.L55]/SQRT(10)" office:value-type="float" office:value="0.819891591749923" calcext:value-type="float">
            <text:p>0.819891591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AVERAGE([.A56:.J56])" office:value-type="float" office:value="10.5" calcext:value-type="float">
            <text:p>10.5</text:p>
          </table:table-cell>
          <table:table-cell table:formula="of:=STDEV([.A56:.J56])" office:value-type="float" office:value="2.71825107171668" calcext:value-type="float">
            <text:p>2.7182510717</text:p>
          </table:table-cell>
          <table:table-cell table:formula="of:=[.L56]/SQRT(10)" office:value-type="float" office:value="0.859586463881842" calcext:value-type="float">
            <text:p>0.859586463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AVERAGE([.A57:.J57])" office:value-type="float" office:value="10.6" calcext:value-type="float">
            <text:p>10.6</text:p>
          </table:table-cell>
          <table:table-cell table:formula="of:=STDEV([.A57:.J57])" office:value-type="float" office:value="2.54732975660571" calcext:value-type="float">
            <text:p>2.5473297566</text:p>
          </table:table-cell>
          <table:table-cell table:formula="of:=[.L57]/SQRT(10)" office:value-type="float" office:value="0.805536398239638" calcext:value-type="float">
            <text:p>0.805536398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AVERAGE([.A58:.J58])" office:value-type="float" office:value="10.6" calcext:value-type="float">
            <text:p>10.6</text:p>
          </table:table-cell>
          <table:table-cell table:formula="of:=STDEV([.A58:.J58])" office:value-type="float" office:value="2.54732975660571" calcext:value-type="float">
            <text:p>2.5473297566</text:p>
          </table:table-cell>
          <table:table-cell table:formula="of:=[.L58]/SQRT(10)" office:value-type="float" office:value="0.805536398239638" calcext:value-type="float">
            <text:p>0.805536398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AVERAGE([.A59:.J59])" office:value-type="float" office:value="10.9" calcext:value-type="float">
            <text:p>10.9</text:p>
          </table:table-cell>
          <table:table-cell table:formula="of:=STDEV([.A59:.J59])" office:value-type="float" office:value="1.91195071996" calcext:value-type="float">
            <text:p>1.91195072</text:p>
          </table:table-cell>
          <table:table-cell table:formula="of:=[.L59]/SQRT(10)" office:value-type="float" office:value="0.604611904907235" calcext:value-type="float">
            <text:p>0.604611904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AVERAGE([.A60:.J60])" office:value-type="float" office:value="10.5" calcext:value-type="float">
            <text:p>10.5</text:p>
          </table:table-cell>
          <table:table-cell table:formula="of:=STDEV([.A60:.J60])" office:value-type="float" office:value="2.17306746840088" calcext:value-type="float">
            <text:p>2.1730674684</text:p>
          </table:table-cell>
          <table:table-cell table:formula="of:=[.L60]/SQRT(10)" office:value-type="float" office:value="0.687184270936277" calcext:value-type="float">
            <text:p>0.687184270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61:.J61])" office:value-type="float" office:value="10.7" calcext:value-type="float">
            <text:p>10.7</text:p>
          </table:table-cell>
          <table:table-cell table:formula="of:=STDEV([.A61:.J61])" office:value-type="float" office:value="2.66874918683308" calcext:value-type="float">
            <text:p>2.6687491868</text:p>
          </table:table-cell>
          <table:table-cell table:formula="of:=[.L61]/SQRT(10)" office:value-type="float" office:value="0.843932593411478" calcext:value-type="float">
            <text:p>0.8439325934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AVERAGE([.A62:.J62])" office:value-type="float" office:value="10.1" calcext:value-type="float">
            <text:p>10.1</text:p>
          </table:table-cell>
          <table:table-cell table:formula="of:=STDEV([.A62:.J62])" office:value-type="float" office:value="2.99814757623585" calcext:value-type="float">
            <text:p>2.9981475762</text:p>
          </table:table-cell>
          <table:table-cell table:formula="of:=[.L62]/SQRT(10)" office:value-type="float" office:value="0.948097510221859" calcext:value-type="float">
            <text:p>0.948097510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63:.J63])" office:value-type="float" office:value="10.4" calcext:value-type="float">
            <text:p>10.4</text:p>
          </table:table-cell>
          <table:table-cell table:formula="of:=STDEV([.A63:.J63])" office:value-type="float" office:value="2.50333111406914" calcext:value-type="float">
            <text:p>2.5033311141</text:p>
          </table:table-cell>
          <table:table-cell table:formula="of:=[.L63]/SQRT(10)" office:value-type="float" office:value="0.791622805802528" calcext:value-type="float">
            <text:p>0.7916228058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64:.J64])" office:value-type="float" office:value="10.9" calcext:value-type="float">
            <text:p>10.9</text:p>
          </table:table-cell>
          <table:table-cell table:formula="of:=STDEV([.A64:.J64])" office:value-type="float" office:value="2.28278582243519" calcext:value-type="float">
            <text:p>2.2827858224</text:p>
          </table:table-cell>
          <table:table-cell table:formula="of:=[.L64]/SQRT(10)" office:value-type="float" office:value="0.72188026092359" calcext:value-type="float">
            <text:p>0.721880260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65:.J65])" office:value-type="float" office:value="11" calcext:value-type="float">
            <text:p>11</text:p>
          </table:table-cell>
          <table:table-cell table:formula="of:=STDEV([.A65:.J65])" office:value-type="float" office:value="2.21108319357027" calcext:value-type="float">
            <text:p>2.2110831936</text:p>
          </table:table-cell>
          <table:table-cell table:formula="of:=[.L65]/SQRT(10)" office:value-type="float" office:value="0.699205898780101" calcext:value-type="float">
            <text:p>0.6992058988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66:.J66])" office:value-type="float" office:value="11.1" calcext:value-type="float">
            <text:p>11.1</text:p>
          </table:table-cell>
          <table:table-cell table:formula="of:=STDEV([.A66:.J66])" office:value-type="float" office:value="2.18326971917504" calcext:value-type="float">
            <text:p>2.1832697192</text:p>
          </table:table-cell>
          <table:table-cell table:formula="of:=[.L66]/SQRT(10)" office:value-type="float" office:value="0.690410505906933" calcext:value-type="float">
            <text:p>0.690410505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A67:.J67])" office:value-type="float" office:value="11.3" calcext:value-type="float">
            <text:p>11.3</text:p>
          </table:table-cell>
          <table:table-cell table:formula="of:=STDEV([.A67:.J67])" office:value-type="float" office:value="1.88856206322871" calcext:value-type="float">
            <text:p>1.8885620632</text:p>
          </table:table-cell>
          <table:table-cell table:formula="of:=[.L67]/SQRT(10)" office:value-type="float" office:value="0.597215762238964" calcext:value-type="float">
            <text:p>0.597215762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68:.J68])" office:value-type="float" office:value="11.2" calcext:value-type="float">
            <text:p>11.2</text:p>
          </table:table-cell>
          <table:table-cell table:formula="of:=STDEV([.A68:.J68])" office:value-type="float" office:value="1.87379590967403" calcext:value-type="float">
            <text:p>1.8737959097</text:p>
          </table:table-cell>
          <table:table-cell table:formula="of:=[.L68]/SQRT(10)" office:value-type="float" office:value="0.592546294487706" calcext:value-type="float">
            <text:p>0.592546294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69:.J69])" office:value-type="float" office:value="11.2" calcext:value-type="float">
            <text:p>11.2</text:p>
          </table:table-cell>
          <table:table-cell table:formula="of:=STDEV([.A69:.J69])" office:value-type="float" office:value="2.20100986922922" calcext:value-type="float">
            <text:p>2.2010098692</text:p>
          </table:table-cell>
          <table:table-cell table:formula="of:=[.L69]/SQRT(10)" office:value-type="float" office:value="0.69602043392737" calcext:value-type="float">
            <text:p>0.696020433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70:.J70])" office:value-type="float" office:value="10.8" calcext:value-type="float">
            <text:p>10.8</text:p>
          </table:table-cell>
          <table:table-cell table:formula="of:=STDEV([.A70:.J70])" office:value-type="float" office:value="2.48551358430763" calcext:value-type="float">
            <text:p>2.4855135843</text:p>
          </table:table-cell>
          <table:table-cell table:formula="of:=[.L70]/SQRT(10)" office:value-type="float" office:value="0.785988408170106" calcext:value-type="float">
            <text:p>0.785988408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71:.J71])" office:value-type="float" office:value="11.2" calcext:value-type="float">
            <text:p>11.2</text:p>
          </table:table-cell>
          <table:table-cell table:formula="of:=STDEV([.A71:.J71])" office:value-type="float" office:value="1.87379590967403" calcext:value-type="float">
            <text:p>1.8737959097</text:p>
          </table:table-cell>
          <table:table-cell table:formula="of:=[.L71]/SQRT(10)" office:value-type="float" office:value="0.592546294487706" calcext:value-type="float">
            <text:p>0.592546294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72:.J72])" office:value-type="float" office:value="11" calcext:value-type="float">
            <text:p>11</text:p>
          </table:table-cell>
          <table:table-cell table:formula="of:=STDEV([.A72:.J72])" office:value-type="float" office:value="2.49443825784929" calcext:value-type="float">
            <text:p>2.4944382578</text:p>
          </table:table-cell>
          <table:table-cell table:formula="of:=[.L72]/SQRT(10)" office:value-type="float" office:value="0.788810637746615" calcext:value-type="float">
            <text:p>0.788810637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73:.J73])" office:value-type="float" office:value="10.9" calcext:value-type="float">
            <text:p>10.9</text:p>
          </table:table-cell>
          <table:table-cell table:formula="of:=STDEV([.A73:.J73])" office:value-type="float" office:value="2.80673792466945" calcext:value-type="float">
            <text:p>2.8067379247</text:p>
          </table:table-cell>
          <table:table-cell table:formula="of:=[.L73]/SQRT(10)" office:value-type="float" office:value="0.887568463712956" calcext:value-type="float">
            <text:p>0.887568463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74:.J74])" office:value-type="float" office:value="10.7" calcext:value-type="float">
            <text:p>10.7</text:p>
          </table:table-cell>
          <table:table-cell table:formula="of:=STDEV([.A74:.J74])" office:value-type="float" office:value="2.5407785333546" calcext:value-type="float">
            <text:p>2.5407785334</text:p>
          </table:table-cell>
          <table:table-cell table:formula="of:=[.L74]/SQRT(10)" office:value-type="float" office:value="0.803464719546263" calcext:value-type="float">
            <text:p>0.803464719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75:.J75])" office:value-type="float" office:value="11.2" calcext:value-type="float">
            <text:p>11.2</text:p>
          </table:table-cell>
          <table:table-cell table:formula="of:=STDEV([.A75:.J75])" office:value-type="float" office:value="1.87379590967403" calcext:value-type="float">
            <text:p>1.8737959097</text:p>
          </table:table-cell>
          <table:table-cell table:formula="of:=[.L75]/SQRT(10)" office:value-type="float" office:value="0.592546294487706" calcext:value-type="float">
            <text:p>0.592546294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2" calcext:value-type="float">
            <text:p>12</text:p>
          </table:table-cell>
          <table:table-cell table:formula="of:=AVERAGE([.A76:.J76])" office:value-type="float" office:value="11.2" calcext:value-type="float">
            <text:p>11.2</text:p>
          </table:table-cell>
          <table:table-cell table:formula="of:=STDEV([.A76:.J76])" office:value-type="float" office:value="2.5298221281347" calcext:value-type="float">
            <text:p>2.5298221281</text:p>
          </table:table-cell>
          <table:table-cell table:formula="of:=[.L76]/SQRT(10)" office:value-type="float" office:value="0.8" calcext:value-type="float">
            <text:p>0.8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77:.J77])" office:value-type="float" office:value="11.2" calcext:value-type="float">
            <text:p>11.2</text:p>
          </table:table-cell>
          <table:table-cell table:formula="of:=STDEV([.A77:.J77])" office:value-type="float" office:value="1.87379590967403" calcext:value-type="float">
            <text:p>1.8737959097</text:p>
          </table:table-cell>
          <table:table-cell table:formula="of:=[.L77]/SQRT(10)" office:value-type="float" office:value="0.592546294487706" calcext:value-type="float">
            <text:p>0.592546294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78:.J78])" office:value-type="float" office:value="11.1" calcext:value-type="float">
            <text:p>11.1</text:p>
          </table:table-cell>
          <table:table-cell table:formula="of:=STDEV([.A78:.J78])" office:value-type="float" office:value="2.18326971917504" calcext:value-type="float">
            <text:p>2.1832697192</text:p>
          </table:table-cell>
          <table:table-cell table:formula="of:=[.L78]/SQRT(10)" office:value-type="float" office:value="0.690410505906933" calcext:value-type="float">
            <text:p>0.690410505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79:.J79])" office:value-type="float" office:value="11.2" calcext:value-type="float">
            <text:p>11.2</text:p>
          </table:table-cell>
          <table:table-cell table:formula="of:=STDEV([.A79:.J79])" office:value-type="float" office:value="1.87379590967403" calcext:value-type="float">
            <text:p>1.8737959097</text:p>
          </table:table-cell>
          <table:table-cell table:formula="of:=[.L79]/SQRT(10)" office:value-type="float" office:value="0.592546294487706" calcext:value-type="float">
            <text:p>0.592546294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80:.J80])" office:value-type="float" office:value="11.2" calcext:value-type="float">
            <text:p>11.2</text:p>
          </table:table-cell>
          <table:table-cell table:formula="of:=STDEV([.A80:.J80])" office:value-type="float" office:value="1.87379590967403" calcext:value-type="float">
            <text:p>1.8737959097</text:p>
          </table:table-cell>
          <table:table-cell table:formula="of:=[.L80]/SQRT(10)" office:value-type="float" office:value="0.592546294487706" calcext:value-type="float">
            <text:p>0.592546294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81:.J81])" office:value-type="float" office:value="11.2" calcext:value-type="float">
            <text:p>11.2</text:p>
          </table:table-cell>
          <table:table-cell table:formula="of:=STDEV([.A81:.J81])" office:value-type="float" office:value="1.87379590967403" calcext:value-type="float">
            <text:p>1.8737959097</text:p>
          </table:table-cell>
          <table:table-cell table:formula="of:=[.L81]/SQRT(10)" office:value-type="float" office:value="0.592546294487706" calcext:value-type="float">
            <text:p>0.592546294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82:.J82])" office:value-type="float" office:value="11.1" calcext:value-type="float">
            <text:p>11.1</text:p>
          </table:table-cell>
          <table:table-cell table:formula="of:=STDEV([.A82:.J82])" office:value-type="float" office:value="2.18326971917504" calcext:value-type="float">
            <text:p>2.1832697192</text:p>
          </table:table-cell>
          <table:table-cell table:formula="of:=[.L82]/SQRT(10)" office:value-type="float" office:value="0.690410505906933" calcext:value-type="float">
            <text:p>0.690410505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83:.J83])" office:value-type="float" office:value="11.1" calcext:value-type="float">
            <text:p>11.1</text:p>
          </table:table-cell>
          <table:table-cell table:formula="of:=STDEV([.A83:.J83])" office:value-type="float" office:value="2.51440295541948" calcext:value-type="float">
            <text:p>2.5144029554</text:p>
          </table:table-cell>
          <table:table-cell table:formula="of:=[.L83]/SQRT(10)" office:value-type="float" office:value="0.795124029458438" calcext:value-type="float">
            <text:p>0.795124029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84:.J84])" office:value-type="float" office:value="10.7" calcext:value-type="float">
            <text:p>10.7</text:p>
          </table:table-cell>
          <table:table-cell table:formula="of:=STDEV([.A84:.J84])" office:value-type="float" office:value="2.5407785333546" calcext:value-type="float">
            <text:p>2.5407785334</text:p>
          </table:table-cell>
          <table:table-cell table:formula="of:=[.L84]/SQRT(10)" office:value-type="float" office:value="0.803464719546263" calcext:value-type="float">
            <text:p>0.803464719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85:.J85])" office:value-type="float" office:value="11" calcext:value-type="float">
            <text:p>11</text:p>
          </table:table-cell>
          <table:table-cell table:formula="of:=STDEV([.A85:.J85])" office:value-type="float" office:value="2.49443825784929" calcext:value-type="float">
            <text:p>2.4944382578</text:p>
          </table:table-cell>
          <table:table-cell table:formula="of:=[.L85]/SQRT(10)" office:value-type="float" office:value="0.788810637746615" calcext:value-type="float">
            <text:p>0.788810637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86:.J86])" office:value-type="float" office:value="10.8" calcext:value-type="float">
            <text:p>10.8</text:p>
          </table:table-cell>
          <table:table-cell table:formula="of:=STDEV([.A86:.J86])" office:value-type="float" office:value="2.25092573548455" calcext:value-type="float">
            <text:p>2.2509257355</text:p>
          </table:table-cell>
          <table:table-cell table:formula="of:=[.L86]/SQRT(10)" office:value-type="float" office:value="0.711805216802087" calcext:value-type="float">
            <text:p>0.7118052168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87:.J87])" office:value-type="float" office:value="11.3" calcext:value-type="float">
            <text:p>11.3</text:p>
          </table:table-cell>
          <table:table-cell table:formula="of:=STDEV([.A87:.J87])" office:value-type="float" office:value="1.88856206322871" calcext:value-type="float">
            <text:p>1.8885620632</text:p>
          </table:table-cell>
          <table:table-cell table:formula="of:=[.L87]/SQRT(10)" office:value-type="float" office:value="0.597215762238964" calcext:value-type="float">
            <text:p>0.597215762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A88:.J88])" office:value-type="float" office:value="11.2" calcext:value-type="float">
            <text:p>11.2</text:p>
          </table:table-cell>
          <table:table-cell table:formula="of:=STDEV([.A88:.J88])" office:value-type="float" office:value="2.20100986922922" calcext:value-type="float">
            <text:p>2.2010098692</text:p>
          </table:table-cell>
          <table:table-cell table:formula="of:=[.L88]/SQRT(10)" office:value-type="float" office:value="0.69602043392737" calcext:value-type="float">
            <text:p>0.696020433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A89:.J89])" office:value-type="float" office:value="11.2" calcext:value-type="float">
            <text:p>11.2</text:p>
          </table:table-cell>
          <table:table-cell table:formula="of:=STDEV([.A89:.J89])" office:value-type="float" office:value="2.20100986922922" calcext:value-type="float">
            <text:p>2.2010098692</text:p>
          </table:table-cell>
          <table:table-cell table:formula="of:=[.L89]/SQRT(10)" office:value-type="float" office:value="0.69602043392737" calcext:value-type="float">
            <text:p>0.696020433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A90:.J90])" office:value-type="float" office:value="11.2" calcext:value-type="float">
            <text:p>11.2</text:p>
          </table:table-cell>
          <table:table-cell table:formula="of:=STDEV([.A90:.J90])" office:value-type="float" office:value="2.20100986922922" calcext:value-type="float">
            <text:p>2.2010098692</text:p>
          </table:table-cell>
          <table:table-cell table:formula="of:=[.L90]/SQRT(10)" office:value-type="float" office:value="0.69602043392737" calcext:value-type="float">
            <text:p>0.696020433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A91:.J91])" office:value-type="float" office:value="11.3" calcext:value-type="float">
            <text:p>11.3</text:p>
          </table:table-cell>
          <table:table-cell table:formula="of:=STDEV([.A91:.J91])" office:value-type="float" office:value="1.88856206322871" calcext:value-type="float">
            <text:p>1.8885620632</text:p>
          </table:table-cell>
          <table:table-cell table:formula="of:=[.L91]/SQRT(10)" office:value-type="float" office:value="0.597215762238964" calcext:value-type="float">
            <text:p>0.597215762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A92:.J92])" office:value-type="float" office:value="11.3" calcext:value-type="float">
            <text:p>11.3</text:p>
          </table:table-cell>
          <table:table-cell table:formula="of:=STDEV([.A92:.J92])" office:value-type="float" office:value="1.88856206322871" calcext:value-type="float">
            <text:p>1.8885620632</text:p>
          </table:table-cell>
          <table:table-cell table:formula="of:=[.L92]/SQRT(10)" office:value-type="float" office:value="0.597215762238964" calcext:value-type="float">
            <text:p>0.597215762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A93:.J93])" office:value-type="float" office:value="11.3" calcext:value-type="float">
            <text:p>11.3</text:p>
          </table:table-cell>
          <table:table-cell table:formula="of:=STDEV([.A93:.J93])" office:value-type="float" office:value="1.88856206322871" calcext:value-type="float">
            <text:p>1.8885620632</text:p>
          </table:table-cell>
          <table:table-cell table:formula="of:=[.L93]/SQRT(10)" office:value-type="float" office:value="0.597215762238964" calcext:value-type="float">
            <text:p>0.597215762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A94:.J94])" office:value-type="float" office:value="11.3" calcext:value-type="float">
            <text:p>11.3</text:p>
          </table:table-cell>
          <table:table-cell table:formula="of:=STDEV([.A94:.J94])" office:value-type="float" office:value="1.88856206322871" calcext:value-type="float">
            <text:p>1.8885620632</text:p>
          </table:table-cell>
          <table:table-cell table:formula="of:=[.L94]/SQRT(10)" office:value-type="float" office:value="0.597215762238964" calcext:value-type="float">
            <text:p>0.597215762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A95:.J95])" office:value-type="float" office:value="11.3" calcext:value-type="float">
            <text:p>11.3</text:p>
          </table:table-cell>
          <table:table-cell table:formula="of:=STDEV([.A95:.J95])" office:value-type="float" office:value="1.88856206322871" calcext:value-type="float">
            <text:p>1.8885620632</text:p>
          </table:table-cell>
          <table:table-cell table:formula="of:=[.L95]/SQRT(10)" office:value-type="float" office:value="0.597215762238964" calcext:value-type="float">
            <text:p>0.597215762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A96:.J96])" office:value-type="float" office:value="11.1" calcext:value-type="float">
            <text:p>11.1</text:p>
          </table:table-cell>
          <table:table-cell table:formula="of:=STDEV([.A96:.J96])" office:value-type="float" office:value="2.51440295541948" calcext:value-type="float">
            <text:p>2.5144029554</text:p>
          </table:table-cell>
          <table:table-cell table:formula="of:=[.L96]/SQRT(10)" office:value-type="float" office:value="0.795124029458438" calcext:value-type="float">
            <text:p>0.795124029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2" calcext:value-type="float">
            <text:p>12</text:p>
          </table:table-cell>
          <table:table-cell table:formula="of:=AVERAGE([.A97:.J97])" office:value-type="float" office:value="11.3" calcext:value-type="float">
            <text:p>11.3</text:p>
          </table:table-cell>
          <table:table-cell table:formula="of:=STDEV([.A97:.J97])" office:value-type="float" office:value="2.21359436211787" calcext:value-type="float">
            <text:p>2.2135943621</text:p>
          </table:table-cell>
          <table:table-cell table:formula="of:=[.L97]/SQRT(10)" office:value-type="float" office:value="0.7" calcext:value-type="float">
            <text:p>0.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2" calcext:value-type="float">
            <text:p>12</text:p>
          </table:table-cell>
          <table:table-cell table:formula="of:=AVERAGE([.A98:.J98])" office:value-type="float" office:value="11.3" calcext:value-type="float">
            <text:p>11.3</text:p>
          </table:table-cell>
          <table:table-cell table:formula="of:=STDEV([.A98:.J98])" office:value-type="float" office:value="2.21359436211787" calcext:value-type="float">
            <text:p>2.2135943621</text:p>
          </table:table-cell>
          <table:table-cell table:formula="of:=[.L98]/SQRT(10)" office:value-type="float" office:value="0.7" calcext:value-type="float">
            <text:p>0.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2" calcext:value-type="float">
            <text:p>12</text:p>
          </table:table-cell>
          <table:table-cell table:formula="of:=AVERAGE([.A99:.J99])" office:value-type="float" office:value="11.2" calcext:value-type="float">
            <text:p>11.2</text:p>
          </table:table-cell>
          <table:table-cell table:formula="of:=STDEV([.A99:.J99])" office:value-type="float" office:value="2.5298221281347" calcext:value-type="float">
            <text:p>2.5298221281</text:p>
          </table:table-cell>
          <table:table-cell table:formula="of:=[.L99]/SQRT(10)" office:value-type="float" office:value="0.8" calcext:value-type="float">
            <text:p>0.8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2" calcext:value-type="float">
            <text:p>12</text:p>
          </table:table-cell>
          <table:table-cell table:formula="of:=AVERAGE([.A100:.J100])" office:value-type="float" office:value="11.2" calcext:value-type="float">
            <text:p>11.2</text:p>
          </table:table-cell>
          <table:table-cell table:formula="of:=STDEV([.A100:.J100])" office:value-type="float" office:value="2.5298221281347" calcext:value-type="float">
            <text:p>2.5298221281</text:p>
          </table:table-cell>
          <table:table-cell table:formula="of:=[.L100]/SQRT(10)" office:value-type="float" office:value="0.8" calcext:value-type="float">
            <text:p>0.8</text:p>
          </table:table-cell>
          <table:table-cell table:number-columns-repeated="1011"/>
        </table:table-row>
      </table:table>
      <table:table table:name="Sheet4" table:style-name="ta1">
        <table:shapes>
          <draw:frame draw:z-index="0" draw:style-name="gr1" draw:text-style-name="P1" svg:width="661.61pt" svg:height="410.34pt" svg:x="0pt" svg:y="0pt">
            <loext:p draw:notify-on-update-of-ranges="Sheet4.A2:Sheet4.A101 Sheet4.B1:Sheet4.B1 Sheet4.B2:Sheet4.B101 Sheet4.C1:Sheet4.C1 Sheet4.C2:Sheet4.C101 Sheet4.D1:Sheet4.D1 Sheet4.D2:Sheet4.D101 Sheet4.G2:Sheet4.G101 Sheet4.G2:Sheet4.G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L-Agent</text:p>
          </table:table-cell>
          <table:table-cell office:value-type="string" calcext:value-type="string">
            <text:p>errorBarOptimal</text:p>
          </table:table-cell>
          <table:table-cell office:value-type="string" calcext:value-type="string">
            <text:p>errorBarRandom</text:p>
          </table:table-cell>
          <table:table-cell office:value-type="string" calcext:value-type="string">
            <text:p>ErrorBarRL-Ag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" calcext:value-type="float">
            <text:p>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2.4" calcext:value-type="float">
            <text:p>2.4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0.966091783079296" calcext:value-type="float">
            <text:p>0.96609178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2.4" calcext:value-type="float">
            <text:p>2.4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0.699205898780101" calcext:value-type="float">
            <text:p>0.69920589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2.7" calcext:value-type="float">
            <text:p>2.7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05934990547138" calcext:value-type="float">
            <text:p>1.05934990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3.9" calcext:value-type="float">
            <text:p>3.9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28668393770792" calcext:value-type="float">
            <text:p>1.2866839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4.2" calcext:value-type="float">
            <text:p>4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31656117720877" calcext:value-type="float">
            <text:p>1.31656117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4.8" calcext:value-type="float">
            <text:p>4.8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54919333848297" calcext:value-type="float">
            <text:p>1.54919333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5" calcext:value-type="float">
            <text:p>5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24721912892465" calcext:value-type="float">
            <text:p>1.24721912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5.2" calcext:value-type="float">
            <text:p>5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13529242439509" calcext:value-type="float">
            <text:p>1.13529242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5.8" calcext:value-type="float">
            <text:p>5.8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03279555898864" calcext:value-type="float">
            <text:p>1.0327955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6" calcext:value-type="float">
            <text:p>6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05409255338946" calcext:value-type="float">
            <text:p>1.0540925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6.1" calcext:value-type="float">
            <text:p>6.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0.994428926011753" calcext:value-type="float">
            <text:p>0.9944289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6.6" calcext:value-type="float">
            <text:p>6.6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17378779077727" calcext:value-type="float">
            <text:p>1.17378779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6.5" calcext:value-type="float">
            <text:p>6.5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17851130197758" calcext:value-type="float">
            <text:p>1.1785113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6.9" calcext:value-type="float">
            <text:p>6.9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72884033065199" calcext:value-type="float">
            <text:p>1.72884033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7" calcext:value-type="float">
            <text:p>7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2574185835055" calcext:value-type="float">
            <text:p>1.82574185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7.1" calcext:value-type="float">
            <text:p>7.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66332999331662" calcext:value-type="float">
            <text:p>1.66332999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7" calcext:value-type="float">
            <text:p>7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2574185835055" calcext:value-type="float">
            <text:p>1.82574185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7.4" calcext:value-type="float">
            <text:p>7.4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06559111797729" calcext:value-type="float">
            <text:p>2.0655911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7.7" calcext:value-type="float">
            <text:p>7.7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1359436211787" calcext:value-type="float">
            <text:p>2.21359436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7.7" calcext:value-type="float">
            <text:p>7.7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1359436211787" calcext:value-type="float">
            <text:p>2.21359436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2" calcext:value-type="float">
            <text:p>8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1352940116473" calcext:value-type="float">
            <text:p>1.8135294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" calcext:value-type="float">
            <text:p>8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3094010767585" calcext:value-type="float">
            <text:p>2.30940107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1" calcext:value-type="float">
            <text:p>8.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91195071996" calcext:value-type="float">
            <text:p>1.911950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" calcext:value-type="float">
            <text:p>8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05480466765633" calcext:value-type="float">
            <text:p>2.05480466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3" calcext:value-type="float">
            <text:p>8.3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6323269290239" calcext:value-type="float">
            <text:p>2.26323269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3" calcext:value-type="float">
            <text:p>8.3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62678510731274" calcext:value-type="float">
            <text:p>2.62678510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8" calcext:value-type="float">
            <text:p>8.8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0100986922922" calcext:value-type="float">
            <text:p>2.20100986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5" calcext:value-type="float">
            <text:p>8.5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7303028283098" calcext:value-type="float">
            <text:p>2.27303028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6" calcext:value-type="float">
            <text:p>8.6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2111083319436" calcext:value-type="float">
            <text:p>2.22111083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7" calcext:value-type="float">
            <text:p>8.7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40601099101581" calcext:value-type="float">
            <text:p>2.4060109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9" calcext:value-type="float">
            <text:p>8.9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96920739836559" calcext:value-type="float">
            <text:p>1.96920739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7" calcext:value-type="float">
            <text:p>8.7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1359436211787" calcext:value-type="float">
            <text:p>2.21359436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6" calcext:value-type="float">
            <text:p>8.6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41292814278051" calcext:value-type="float">
            <text:p>2.41292814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8" calcext:value-type="float">
            <text:p>8.8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14993539954628" calcext:value-type="float">
            <text:p>2.1499353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9.1" calcext:value-type="float">
            <text:p>9.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5292561462497" calcext:value-type="float">
            <text:p>1.85292561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9" calcext:value-type="float">
            <text:p>8.9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37814119756493" calcext:value-type="float">
            <text:p>2.37814119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9.1" calcext:value-type="float">
            <text:p>9.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13177026070926" calcext:value-type="float">
            <text:p>2.13177026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8.9" calcext:value-type="float">
            <text:p>8.9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92308816911917" calcext:value-type="float">
            <text:p>2.92308816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9" calcext:value-type="float">
            <text:p>9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49443825784929" calcext:value-type="float">
            <text:p>2.49443825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9.3" calcext:value-type="float">
            <text:p>9.3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90784379834192" calcext:value-type="float">
            <text:p>2.90784379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9.1" calcext:value-type="float">
            <text:p>9.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76686746259295" calcext:value-type="float">
            <text:p>2.76686746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9.3" calcext:value-type="float">
            <text:p>9.3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58413965910857" calcext:value-type="float">
            <text:p>2.58413965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9.6" calcext:value-type="float">
            <text:p>9.6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06559111797729" calcext:value-type="float">
            <text:p>2.0655911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9.8" calcext:value-type="float">
            <text:p>9.8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9975844142138" calcext:value-type="float">
            <text:p>2.29975844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9.8" calcext:value-type="float">
            <text:p>9.8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5298221281347" calcext:value-type="float">
            <text:p>2.52982212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9.9" calcext:value-type="float">
            <text:p>9.9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37814119756493" calcext:value-type="float">
            <text:p>2.37814119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" calcext:value-type="float">
            <text:p>10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16024689946929" calcext:value-type="float">
            <text:p>2.16024689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9.8" calcext:value-type="float">
            <text:p>9.8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78088714861523" calcext:value-type="float">
            <text:p>2.78088714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" calcext:value-type="float">
            <text:p>10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9.5" calcext:value-type="float">
            <text:p>9.5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4.16999866773227" calcext:value-type="float">
            <text:p>4.16999866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2" calcext:value-type="float">
            <text:p>10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5092573548455" calcext:value-type="float">
            <text:p>2.25092573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1" calcext:value-type="float">
            <text:p>10.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88482620312251" calcext:value-type="float">
            <text:p>2.88482620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4" calcext:value-type="float">
            <text:p>10.4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7058484879019" calcext:value-type="float">
            <text:p>2.27058484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5" calcext:value-type="float">
            <text:p>10.5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59272486435067" calcext:value-type="float">
            <text:p>2.59272486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5" calcext:value-type="float">
            <text:p>10.5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71825107171668" calcext:value-type="float">
            <text:p>2.71825107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6" calcext:value-type="float">
            <text:p>10.6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54732975660571" calcext:value-type="float">
            <text:p>2.54732975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6" calcext:value-type="float">
            <text:p>10.6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54732975660571" calcext:value-type="float">
            <text:p>2.54732975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9" calcext:value-type="float">
            <text:p>10.9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91195071996" calcext:value-type="float">
            <text:p>1.911950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5" calcext:value-type="float">
            <text:p>10.5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17306746840088" calcext:value-type="float">
            <text:p>2.17306746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7" calcext:value-type="float">
            <text:p>10.7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66874918683308" calcext:value-type="float">
            <text:p>2.66874918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1" calcext:value-type="float">
            <text:p>10.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99814757623585" calcext:value-type="float">
            <text:p>2.99814757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4" calcext:value-type="float">
            <text:p>10.4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50333111406914" calcext:value-type="float">
            <text:p>2.50333111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9" calcext:value-type="float">
            <text:p>10.9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8278582243519" calcext:value-type="float">
            <text:p>2.28278582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" calcext:value-type="float">
            <text:p>1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1108319357027" calcext:value-type="float">
            <text:p>2.21108319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1" calcext:value-type="float">
            <text:p>11.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18326971917504" calcext:value-type="float">
            <text:p>2.18326971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3" calcext:value-type="float">
            <text:p>11.3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8856206322871" calcext:value-type="float">
            <text:p>1.88856206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7379590967403" calcext:value-type="float">
            <text:p>1.873795909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0100986922922" calcext:value-type="float">
            <text:p>2.20100986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8" calcext:value-type="float">
            <text:p>10.8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48551358430763" calcext:value-type="float">
            <text:p>2.48551358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7379590967403" calcext:value-type="float">
            <text:p>1.87379590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" calcext:value-type="float">
            <text:p>1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49443825784929" calcext:value-type="float">
            <text:p>2.49443825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9" calcext:value-type="float">
            <text:p>10.9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80673792466945" calcext:value-type="float">
            <text:p>2.80673792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7" calcext:value-type="float">
            <text:p>10.7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5407785333546" calcext:value-type="float">
            <text:p>2.54077853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7379590967403" calcext:value-type="float">
            <text:p>1.87379590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5298221281347" calcext:value-type="float">
            <text:p>2.52982212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7379590967403" calcext:value-type="float">
            <text:p>1.87379590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1" calcext:value-type="float">
            <text:p>11.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18326971917504" calcext:value-type="float">
            <text:p>2.18326971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7379590967403" calcext:value-type="float">
            <text:p>1.87379590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7379590967403" calcext:value-type="float">
            <text:p>1.87379590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7379590967403" calcext:value-type="float">
            <text:p>1.87379590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1" calcext:value-type="float">
            <text:p>11.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18326971917504" calcext:value-type="float">
            <text:p>2.18326971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1" calcext:value-type="float">
            <text:p>11.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51440295541948" calcext:value-type="float">
            <text:p>2.51440295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7" calcext:value-type="float">
            <text:p>10.7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5407785333546" calcext:value-type="float">
            <text:p>2.54077853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" calcext:value-type="float">
            <text:p>1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49443825784929" calcext:value-type="float">
            <text:p>2.49443825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0.8" calcext:value-type="float">
            <text:p>10.8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5092573548455" calcext:value-type="float">
            <text:p>2.25092573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3" calcext:value-type="float">
            <text:p>11.3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8856206322871" calcext:value-type="float">
            <text:p>1.88856206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0100986922922" calcext:value-type="float">
            <text:p>2.20100986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0100986922922" calcext:value-type="float">
            <text:p>2.20100986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0100986922922" calcext:value-type="float">
            <text:p>2.20100986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3" calcext:value-type="float">
            <text:p>11.3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8856206322871" calcext:value-type="float">
            <text:p>1.88856206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3" calcext:value-type="float">
            <text:p>11.3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8856206322871" calcext:value-type="float">
            <text:p>1.88856206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3" calcext:value-type="float">
            <text:p>11.3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8856206322871" calcext:value-type="float">
            <text:p>1.88856206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3" calcext:value-type="float">
            <text:p>11.3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8856206322871" calcext:value-type="float">
            <text:p>1.88856206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3" calcext:value-type="float">
            <text:p>11.3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1.88856206322871" calcext:value-type="float">
            <text:p>1.88856206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1" calcext:value-type="float">
            <text:p>11.1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51440295541948" calcext:value-type="float">
            <text:p>2.51440295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3" calcext:value-type="float">
            <text:p>11.3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1359436211787" calcext:value-type="float">
            <text:p>2.21359436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3" calcext:value-type="float">
            <text:p>11.3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21359436211787" calcext:value-type="float">
            <text:p>2.21359436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5298221281347" calcext:value-type="float">
            <text:p>2.52982212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989" calcext:value-type="float">
            <text:p>11.989</text:p>
          </table:table-cell>
          <table:table-cell office:value-type="float" office:value="3.339" calcext:value-type="float">
            <text:p>3.339</text:p>
          </table:table-cell>
          <table:table-cell office:value-type="float" office:value="11.2" calcext:value-type="float">
            <text:p>11.2</text:p>
          </table:table-cell>
          <table:table-cell office:value-type="float" office:value="0.388625822649543" calcext:value-type="float">
            <text:p>0.3886258226</text:p>
          </table:table-cell>
          <table:table-cell office:value-type="float" office:value="1.43322473225002" calcext:value-type="float">
            <text:p>1.4332247323</text:p>
          </table:table-cell>
          <table:table-cell office:value-type="float" office:value="2.5298221281347" calcext:value-type="float">
            <text:p>2.5298221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9:19:07.787101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8:46:32.515491270</meta:creation-date>
    <meta:editing-duration>PT42M59S</meta:editing-duration>
    <meta:editing-cycles>9</meta:editing-cycles>
    <meta:generator>LibreOffice/5.1.6.2$Linux_X86_64 LibreOffice_project/10m0$Build-2</meta:generator>
    <dc:date>2018-04-23T19:44:32.514760549</dc:date>
    <meta:document-statistic meta:table-count="4" meta:cell-count="4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error-category="constan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lower-limit="0.4" chart:error-upper-limit="0.4" chart:error-upper-indicator="true" chart:error-lower-indicator="true" chart:error-category="constant" loext:std-weight="1"/>
      <style:graphic-properties draw:stroke="solid" svg:stroke-width="0.102cm" svg:stroke-color="#6666ff" svg:stroke-opacity="35%" draw:stroke-linejoin="round"/>
    </style:style>
    <style:style style:name="ch10" style:family="chart" style:data-style-name="N0">
      <style:chart-properties chart:symbol-type="none" chart:link-data-style-to-source="true" chart:error-category="constant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lower-limit="1.4" chart:error-upper-limit="1.4" chart:error-upper-indicator="true" chart:error-lower-indicator="true" chart:error-category="constant" loext:std-weight="1"/>
      <style:graphic-properties draw:stroke="solid" svg:stroke-width="0.102cm" svg:stroke-color="#ff3333" svg:stroke-opacity="35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heet4.G2:Sheet4.G101" chart:error-lower-range="Sheet4.G2:Sheet4.G101"/>
      <style:graphic-properties svg:stroke-width="0.08cm" svg:stroke-color="#660066" draw:fill-color="#660066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4.G2:Sheet4.G101" chart:error-lower-range="Sheet4.G2:Sheet4.G101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41cm" svg:height="14.477cm" xlink:href=".." xlink:type="simple" chart:class="chart:line" chart:style-name="ch1">
        <chart:legend chart:legend-position="end" svg:x="20.568cm" svg:y="6.441cm" style:legend-expansion="high" chart:style-name="ch2"/>
        <chart:plot-area chart:style-name="ch3" table:cell-range-address="Sheet4.A1:Sheet4.D101" chart:data-source-has-labels="both" svg:x="1.477cm" svg:y="0.289cm" svg:width="18.625cm" svg:height="12.918cm">
          <chartooo:coordinate-region svg:x="2.098cm" svg:y="0.489cm" svg:width="18.004cm" svg:height="11.926cm"/>
          <chart:axis chart:dimension="x" chart:name="primary-x" chart:style-name="ch4" chartooo:axis-type="auto">
            <chartooo:date-scale/>
            <chart:title svg:x="9.277cm" svg:y="13.496cm" chart:style-name="ch5">
              <text:p>Number of Iterations</text:p>
            </chart:title>
            <chart:categories table:cell-range-address="Sheet4.A2:Sheet4.A101"/>
          </chart:axis>
          <chart:axis chart:dimension="y" chart:name="primary-y" chart:style-name="ch4">
            <chart:title svg:x="0.451cm" svg:y="9.226cm" chart:style-name="ch6">
              <text:p>Number of Actions (Before Fallen)</text:p>
            </chart:title>
            <chart:grid chart:style-name="ch7" chart:class="major"/>
          </chart:axis>
          <chart:series chart:style-name="ch8" chart:values-cell-range-address="Sheet4.B2:Sheet4.B101" chart:label-cell-address="Sheet4.B1:Sheet4.B1" chart:class="chart:line">
            <chart:error-indicator chart:style-name="ch9" chart:dimension="y"/>
            <chart:data-point chart:repeated="100"/>
          </chart:series>
          <chart:series chart:style-name="ch10" chart:values-cell-range-address="Sheet4.C2:Sheet4.C101" chart:label-cell-address="Sheet4.C1:Sheet4.C1" chart:class="chart:line">
            <chart:error-indicator chart:style-name="ch11" chart:dimension="y"/>
            <chart:data-point chart:repeated="100"/>
          </chart:series>
          <chart:series chart:style-name="ch12" chart:values-cell-range-address="Sheet4.D2:Sheet4.D101" chart:label-cell-address="Sheet4.D1:Sheet4.D1" chart:class="chart:line">
            <chart:error-indicator chart:style-name="ch13" chart:dimension="y"/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mal</text:p>
                <draw:g>
                  <svg:desc>Sheet4.B1:Sheet4.B1</svg:desc>
                </draw:g>
              </table:table-cell>
              <table:table-cell office:value-type="string">
                <text:p>Random</text:p>
                <draw:g>
                  <svg:desc>Sheet4.C1:Sheet4.C1</svg:desc>
                </draw:g>
              </table:table-cell>
              <table:table-cell office:value-type="string">
                <text:p>RL-Agent</text:p>
                <draw:g>
                  <svg:desc>Sheet4.D1:Sheet4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4.A2:Sheet4.A101</svg:desc>
                </draw:g>
              </table:table-cell>
              <table:table-cell office:value-type="float" office:value="11.989">
                <text:p>11.989</text:p>
                <draw:g>
                  <svg:desc>Sheet4.B2:Sheet4.B101</svg:desc>
                </draw:g>
              </table:table-cell>
              <table:table-cell office:value-type="float" office:value="3.339">
                <text:p>3.339</text:p>
                <draw:g>
                  <svg:desc>Sheet4.C2:Sheet4.C101</svg:desc>
                </draw:g>
              </table:table-cell>
              <table:table-cell office:value-type="float" office:value="1">
                <text:p>1</text:p>
                <draw:g>
                  <svg:desc>Sheet4.D2:Sheet4.D101</svg:desc>
                </draw:g>
              </table:table-cell>
              <table:table-cell office:value-type="float" office:value="0">
                <text:p>0</text:p>
                <draw:g>
                  <svg:desc>Sheet4.G2:Sheet4.G101</svg:desc>
                </draw:g>
              </table:table-cell>
              <table:table-cell office:value-type="float" office:value="0">
                <text:p>0</text:p>
                <draw:g>
                  <svg:desc>Sheet4.G2:Sheet4.G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2.4">
                <text:p>2.4</text:p>
              </table:table-cell>
              <table:table-cell office:value-type="float" office:value="0.966091783079296">
                <text:p>0.966091783079296</text:p>
              </table:table-cell>
              <table:table-cell office:value-type="float" office:value="0.966091783079296">
                <text:p>0.9660917830792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2.4">
                <text:p>2.4</text:p>
              </table:table-cell>
              <table:table-cell office:value-type="float" office:value="0.699205898780101">
                <text:p>0.699205898780101</text:p>
              </table:table-cell>
              <table:table-cell office:value-type="float" office:value="0.699205898780101">
                <text:p>0.699205898780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2.7">
                <text:p>2.7</text:p>
              </table:table-cell>
              <table:table-cell office:value-type="float" office:value="1.05934990547138">
                <text:p>1.05934990547138</text:p>
              </table:table-cell>
              <table:table-cell office:value-type="float" office:value="1.05934990547138">
                <text:p>1.059349905471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3.9">
                <text:p>3.9</text:p>
              </table:table-cell>
              <table:table-cell office:value-type="float" office:value="1.28668393770792">
                <text:p>1.28668393770792</text:p>
              </table:table-cell>
              <table:table-cell office:value-type="float" office:value="1.28668393770792">
                <text:p>1.286683937707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4.2">
                <text:p>4.2</text:p>
              </table:table-cell>
              <table:table-cell office:value-type="float" office:value="1.31656117720877">
                <text:p>1.31656117720877</text:p>
              </table:table-cell>
              <table:table-cell office:value-type="float" office:value="1.31656117720877">
                <text:p>1.316561177208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4.8">
                <text:p>4.8</text:p>
              </table:table-cell>
              <table:table-cell office:value-type="float" office:value="1.54919333848297">
                <text:p>1.54919333848297</text:p>
              </table:table-cell>
              <table:table-cell office:value-type="float" office:value="1.54919333848297">
                <text:p>1.549193338482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5">
                <text:p>5</text:p>
              </table:table-cell>
              <table:table-cell office:value-type="float" office:value="1.24721912892465">
                <text:p>1.24721912892465</text:p>
              </table:table-cell>
              <table:table-cell office:value-type="float" office:value="1.24721912892465">
                <text:p>1.247219128924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5.2">
                <text:p>5.2</text:p>
              </table:table-cell>
              <table:table-cell office:value-type="float" office:value="1.13529242439509">
                <text:p>1.13529242439509</text:p>
              </table:table-cell>
              <table:table-cell office:value-type="float" office:value="1.13529242439509">
                <text:p>1.135292424395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5.8">
                <text:p>5.8</text:p>
              </table:table-cell>
              <table:table-cell office:value-type="float" office:value="1.03279555898864">
                <text:p>1.03279555898864</text:p>
              </table:table-cell>
              <table:table-cell office:value-type="float" office:value="1.03279555898864">
                <text:p>1.032795558988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6">
                <text:p>6</text:p>
              </table:table-cell>
              <table:table-cell office:value-type="float" office:value="1.05409255338946">
                <text:p>1.05409255338946</text:p>
              </table:table-cell>
              <table:table-cell office:value-type="float" office:value="1.05409255338946">
                <text:p>1.054092553389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6.1">
                <text:p>6.1</text:p>
              </table:table-cell>
              <table:table-cell office:value-type="float" office:value="0.994428926011753">
                <text:p>0.994428926011753</text:p>
              </table:table-cell>
              <table:table-cell office:value-type="float" office:value="0.994428926011753">
                <text:p>0.9944289260117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6.6">
                <text:p>6.6</text:p>
              </table:table-cell>
              <table:table-cell office:value-type="float" office:value="1.17378779077727">
                <text:p>1.17378779077727</text:p>
              </table:table-cell>
              <table:table-cell office:value-type="float" office:value="1.17378779077727">
                <text:p>1.173787790777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6.5">
                <text:p>6.5</text:p>
              </table:table-cell>
              <table:table-cell office:value-type="float" office:value="1.17851130197758">
                <text:p>1.17851130197758</text:p>
              </table:table-cell>
              <table:table-cell office:value-type="float" office:value="1.17851130197758">
                <text:p>1.1785113019775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6.9">
                <text:p>6.9</text:p>
              </table:table-cell>
              <table:table-cell office:value-type="float" office:value="1.72884033065199">
                <text:p>1.72884033065199</text:p>
              </table:table-cell>
              <table:table-cell office:value-type="float" office:value="1.72884033065199">
                <text:p>1.728840330651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7">
                <text:p>7</text:p>
              </table:table-cell>
              <table:table-cell office:value-type="float" office:value="1.82574185835055">
                <text:p>1.82574185835055</text:p>
              </table:table-cell>
              <table:table-cell office:value-type="float" office:value="1.82574185835055">
                <text:p>1.825741858350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7.1">
                <text:p>7.1</text:p>
              </table:table-cell>
              <table:table-cell office:value-type="float" office:value="1.66332999331662">
                <text:p>1.66332999331662</text:p>
              </table:table-cell>
              <table:table-cell office:value-type="float" office:value="1.66332999331662">
                <text:p>1.663329993316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7">
                <text:p>7</text:p>
              </table:table-cell>
              <table:table-cell office:value-type="float" office:value="1.82574185835055">
                <text:p>1.82574185835055</text:p>
              </table:table-cell>
              <table:table-cell office:value-type="float" office:value="1.82574185835055">
                <text:p>1.825741858350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7.4">
                <text:p>7.4</text:p>
              </table:table-cell>
              <table:table-cell office:value-type="float" office:value="2.06559111797729">
                <text:p>2.06559111797729</text:p>
              </table:table-cell>
              <table:table-cell office:value-type="float" office:value="2.06559111797729">
                <text:p>2.065591117977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7.7">
                <text:p>7.7</text:p>
              </table:table-cell>
              <table:table-cell office:value-type="float" office:value="2.21359436211787">
                <text:p>2.21359436211787</text:p>
              </table:table-cell>
              <table:table-cell office:value-type="float" office:value="2.21359436211787">
                <text:p>2.2135943621178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7.7">
                <text:p>7.7</text:p>
              </table:table-cell>
              <table:table-cell office:value-type="float" office:value="2.21359436211787">
                <text:p>2.21359436211787</text:p>
              </table:table-cell>
              <table:table-cell office:value-type="float" office:value="2.21359436211787">
                <text:p>2.2135943621178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2">
                <text:p>8.2</text:p>
              </table:table-cell>
              <table:table-cell office:value-type="float" office:value="1.81352940116473">
                <text:p>1.81352940116473</text:p>
              </table:table-cell>
              <table:table-cell office:value-type="float" office:value="1.81352940116473">
                <text:p>1.8135294011647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">
                <text:p>8</text:p>
              </table:table-cell>
              <table:table-cell office:value-type="float" office:value="2.3094010767585">
                <text:p>2.3094010767585</text:p>
              </table:table-cell>
              <table:table-cell office:value-type="float" office:value="2.3094010767585">
                <text:p>2.30940107675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1">
                <text:p>8.1</text:p>
              </table:table-cell>
              <table:table-cell office:value-type="float" office:value="1.91195071996">
                <text:p>1.91195071996</text:p>
              </table:table-cell>
              <table:table-cell office:value-type="float" office:value="1.91195071996">
                <text:p>1.911950719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">
                <text:p>8</text:p>
              </table:table-cell>
              <table:table-cell office:value-type="float" office:value="2.05480466765633">
                <text:p>2.05480466765633</text:p>
              </table:table-cell>
              <table:table-cell office:value-type="float" office:value="2.05480466765633">
                <text:p>2.054804667656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3">
                <text:p>8.3</text:p>
              </table:table-cell>
              <table:table-cell office:value-type="float" office:value="2.26323269290239">
                <text:p>2.26323269290239</text:p>
              </table:table-cell>
              <table:table-cell office:value-type="float" office:value="2.26323269290239">
                <text:p>2.2632326929023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3">
                <text:p>8.3</text:p>
              </table:table-cell>
              <table:table-cell office:value-type="float" office:value="2.62678510731274">
                <text:p>2.62678510731274</text:p>
              </table:table-cell>
              <table:table-cell office:value-type="float" office:value="2.62678510731274">
                <text:p>2.6267851073127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8">
                <text:p>8.8</text:p>
              </table:table-cell>
              <table:table-cell office:value-type="float" office:value="2.20100986922922">
                <text:p>2.20100986922922</text:p>
              </table:table-cell>
              <table:table-cell office:value-type="float" office:value="2.20100986922922">
                <text:p>2.201009869229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5">
                <text:p>8.5</text:p>
              </table:table-cell>
              <table:table-cell office:value-type="float" office:value="2.27303028283098">
                <text:p>2.27303028283098</text:p>
              </table:table-cell>
              <table:table-cell office:value-type="float" office:value="2.27303028283098">
                <text:p>2.273030282830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6">
                <text:p>8.6</text:p>
              </table:table-cell>
              <table:table-cell office:value-type="float" office:value="2.22111083319436">
                <text:p>2.22111083319436</text:p>
              </table:table-cell>
              <table:table-cell office:value-type="float" office:value="2.22111083319436">
                <text:p>2.2211108331943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7">
                <text:p>8.7</text:p>
              </table:table-cell>
              <table:table-cell office:value-type="float" office:value="2.40601099101581">
                <text:p>2.40601099101581</text:p>
              </table:table-cell>
              <table:table-cell office:value-type="float" office:value="2.40601099101581">
                <text:p>2.406010991015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9">
                <text:p>8.9</text:p>
              </table:table-cell>
              <table:table-cell office:value-type="float" office:value="1.96920739836559">
                <text:p>1.96920739836559</text:p>
              </table:table-cell>
              <table:table-cell office:value-type="float" office:value="1.96920739836559">
                <text:p>1.9692073983655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7">
                <text:p>8.7</text:p>
              </table:table-cell>
              <table:table-cell office:value-type="float" office:value="2.21359436211787">
                <text:p>2.21359436211787</text:p>
              </table:table-cell>
              <table:table-cell office:value-type="float" office:value="2.21359436211787">
                <text:p>2.2135943621178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6">
                <text:p>8.6</text:p>
              </table:table-cell>
              <table:table-cell office:value-type="float" office:value="2.41292814278051">
                <text:p>2.41292814278051</text:p>
              </table:table-cell>
              <table:table-cell office:value-type="float" office:value="2.41292814278051">
                <text:p>2.412928142780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8">
                <text:p>8.8</text:p>
              </table:table-cell>
              <table:table-cell office:value-type="float" office:value="2.14993539954628">
                <text:p>2.14993539954628</text:p>
              </table:table-cell>
              <table:table-cell office:value-type="float" office:value="2.14993539954628">
                <text:p>2.1499353995462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9.1">
                <text:p>9.1</text:p>
              </table:table-cell>
              <table:table-cell office:value-type="float" office:value="1.85292561462497">
                <text:p>1.85292561462497</text:p>
              </table:table-cell>
              <table:table-cell office:value-type="float" office:value="1.85292561462497">
                <text:p>1.8529256146249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9">
                <text:p>8.9</text:p>
              </table:table-cell>
              <table:table-cell office:value-type="float" office:value="2.37814119756493">
                <text:p>2.37814119756493</text:p>
              </table:table-cell>
              <table:table-cell office:value-type="float" office:value="2.37814119756493">
                <text:p>2.3781411975649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9.1">
                <text:p>9.1</text:p>
              </table:table-cell>
              <table:table-cell office:value-type="float" office:value="2.13177026070926">
                <text:p>2.13177026070926</text:p>
              </table:table-cell>
              <table:table-cell office:value-type="float" office:value="2.13177026070926">
                <text:p>2.1317702607092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8.9">
                <text:p>8.9</text:p>
              </table:table-cell>
              <table:table-cell office:value-type="float" office:value="2.92308816911917">
                <text:p>2.92308816911917</text:p>
              </table:table-cell>
              <table:table-cell office:value-type="float" office:value="2.92308816911917">
                <text:p>2.923088169119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9">
                <text:p>9</text:p>
              </table:table-cell>
              <table:table-cell office:value-type="float" office:value="2.49443825784929">
                <text:p>2.49443825784929</text:p>
              </table:table-cell>
              <table:table-cell office:value-type="float" office:value="2.49443825784929">
                <text:p>2.4944382578492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9.3">
                <text:p>9.3</text:p>
              </table:table-cell>
              <table:table-cell office:value-type="float" office:value="2.90784379834192">
                <text:p>2.90784379834192</text:p>
              </table:table-cell>
              <table:table-cell office:value-type="float" office:value="2.90784379834192">
                <text:p>2.907843798341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9.1">
                <text:p>9.1</text:p>
              </table:table-cell>
              <table:table-cell office:value-type="float" office:value="2.76686746259295">
                <text:p>2.76686746259295</text:p>
              </table:table-cell>
              <table:table-cell office:value-type="float" office:value="2.76686746259295">
                <text:p>2.7668674625929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9.3">
                <text:p>9.3</text:p>
              </table:table-cell>
              <table:table-cell office:value-type="float" office:value="2.58413965910857">
                <text:p>2.58413965910857</text:p>
              </table:table-cell>
              <table:table-cell office:value-type="float" office:value="2.58413965910857">
                <text:p>2.5841396591085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9.6">
                <text:p>9.6</text:p>
              </table:table-cell>
              <table:table-cell office:value-type="float" office:value="2.06559111797729">
                <text:p>2.06559111797729</text:p>
              </table:table-cell>
              <table:table-cell office:value-type="float" office:value="2.06559111797729">
                <text:p>2.0655911179772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9.8">
                <text:p>9.8</text:p>
              </table:table-cell>
              <table:table-cell office:value-type="float" office:value="2.29975844142138">
                <text:p>2.29975844142138</text:p>
              </table:table-cell>
              <table:table-cell office:value-type="float" office:value="2.29975844142138">
                <text:p>2.2997584414213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9.8">
                <text:p>9.8</text:p>
              </table:table-cell>
              <table:table-cell office:value-type="float" office:value="2.5298221281347">
                <text:p>2.5298221281347</text:p>
              </table:table-cell>
              <table:table-cell office:value-type="float" office:value="2.5298221281347">
                <text:p>2.529822128134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9.9">
                <text:p>9.9</text:p>
              </table:table-cell>
              <table:table-cell office:value-type="float" office:value="2.37814119756493">
                <text:p>2.37814119756493</text:p>
              </table:table-cell>
              <table:table-cell office:value-type="float" office:value="2.37814119756493">
                <text:p>2.3781411975649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">
                <text:p>10</text:p>
              </table:table-cell>
              <table:table-cell office:value-type="float" office:value="2.16024689946929">
                <text:p>2.16024689946929</text:p>
              </table:table-cell>
              <table:table-cell office:value-type="float" office:value="2.16024689946929">
                <text:p>2.1602468994692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9.8">
                <text:p>9.8</text:p>
              </table:table-cell>
              <table:table-cell office:value-type="float" office:value="2.78088714861523">
                <text:p>2.78088714861523</text:p>
              </table:table-cell>
              <table:table-cell office:value-type="float" office:value="2.78088714861523">
                <text:p>2.7808871486152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">
                <text:p>1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9.5">
                <text:p>9.5</text:p>
              </table:table-cell>
              <table:table-cell office:value-type="float" office:value="4.16999866773227">
                <text:p>4.16999866773227</text:p>
              </table:table-cell>
              <table:table-cell office:value-type="float" office:value="4.16999866773227">
                <text:p>4.1699986677322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2">
                <text:p>10.2</text:p>
              </table:table-cell>
              <table:table-cell office:value-type="float" office:value="2.25092573548455">
                <text:p>2.25092573548455</text:p>
              </table:table-cell>
              <table:table-cell office:value-type="float" office:value="2.25092573548455">
                <text:p>2.2509257354845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1">
                <text:p>10.1</text:p>
              </table:table-cell>
              <table:table-cell office:value-type="float" office:value="2.88482620312251">
                <text:p>2.88482620312251</text:p>
              </table:table-cell>
              <table:table-cell office:value-type="float" office:value="2.88482620312251">
                <text:p>2.8848262031225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4">
                <text:p>10.4</text:p>
              </table:table-cell>
              <table:table-cell office:value-type="float" office:value="2.27058484879019">
                <text:p>2.27058484879019</text:p>
              </table:table-cell>
              <table:table-cell office:value-type="float" office:value="2.27058484879019">
                <text:p>2.270584848790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5">
                <text:p>10.5</text:p>
              </table:table-cell>
              <table:table-cell office:value-type="float" office:value="2.59272486435067">
                <text:p>2.59272486435067</text:p>
              </table:table-cell>
              <table:table-cell office:value-type="float" office:value="2.59272486435067">
                <text:p>2.5927248643506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5">
                <text:p>10.5</text:p>
              </table:table-cell>
              <table:table-cell office:value-type="float" office:value="2.71825107171668">
                <text:p>2.71825107171668</text:p>
              </table:table-cell>
              <table:table-cell office:value-type="float" office:value="2.71825107171668">
                <text:p>2.7182510717166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6">
                <text:p>10.6</text:p>
              </table:table-cell>
              <table:table-cell office:value-type="float" office:value="2.54732975660571">
                <text:p>2.54732975660571</text:p>
              </table:table-cell>
              <table:table-cell office:value-type="float" office:value="2.54732975660571">
                <text:p>2.5473297566057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6">
                <text:p>10.6</text:p>
              </table:table-cell>
              <table:table-cell office:value-type="float" office:value="2.54732975660571">
                <text:p>2.54732975660571</text:p>
              </table:table-cell>
              <table:table-cell office:value-type="float" office:value="2.54732975660571">
                <text:p>2.5473297566057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9">
                <text:p>10.9</text:p>
              </table:table-cell>
              <table:table-cell office:value-type="float" office:value="1.91195071996">
                <text:p>1.91195071996</text:p>
              </table:table-cell>
              <table:table-cell office:value-type="float" office:value="1.91195071996">
                <text:p>1.91195071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5">
                <text:p>10.5</text:p>
              </table:table-cell>
              <table:table-cell office:value-type="float" office:value="2.17306746840088">
                <text:p>2.17306746840088</text:p>
              </table:table-cell>
              <table:table-cell office:value-type="float" office:value="2.17306746840088">
                <text:p>2.173067468400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7">
                <text:p>10.7</text:p>
              </table:table-cell>
              <table:table-cell office:value-type="float" office:value="2.66874918683308">
                <text:p>2.66874918683308</text:p>
              </table:table-cell>
              <table:table-cell office:value-type="float" office:value="2.66874918683308">
                <text:p>2.6687491868330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1">
                <text:p>10.1</text:p>
              </table:table-cell>
              <table:table-cell office:value-type="float" office:value="2.99814757623585">
                <text:p>2.99814757623585</text:p>
              </table:table-cell>
              <table:table-cell office:value-type="float" office:value="2.99814757623585">
                <text:p>2.9981475762358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4">
                <text:p>10.4</text:p>
              </table:table-cell>
              <table:table-cell office:value-type="float" office:value="2.50333111406914">
                <text:p>2.50333111406914</text:p>
              </table:table-cell>
              <table:table-cell office:value-type="float" office:value="2.50333111406914">
                <text:p>2.5033311140691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9">
                <text:p>10.9</text:p>
              </table:table-cell>
              <table:table-cell office:value-type="float" office:value="2.28278582243519">
                <text:p>2.28278582243519</text:p>
              </table:table-cell>
              <table:table-cell office:value-type="float" office:value="2.28278582243519">
                <text:p>2.2827858224351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">
                <text:p>11</text:p>
              </table:table-cell>
              <table:table-cell office:value-type="float" office:value="2.21108319357027">
                <text:p>2.21108319357027</text:p>
              </table:table-cell>
              <table:table-cell office:value-type="float" office:value="2.21108319357027">
                <text:p>2.2110831935702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1">
                <text:p>11.1</text:p>
              </table:table-cell>
              <table:table-cell office:value-type="float" office:value="2.18326971917504">
                <text:p>2.18326971917504</text:p>
              </table:table-cell>
              <table:table-cell office:value-type="float" office:value="2.18326971917504">
                <text:p>2.183269719175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3">
                <text:p>11.3</text:p>
              </table:table-cell>
              <table:table-cell office:value-type="float" office:value="1.88856206322871">
                <text:p>1.88856206322871</text:p>
              </table:table-cell>
              <table:table-cell office:value-type="float" office:value="1.88856206322871">
                <text:p>1.8885620632287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1.87379590967403">
                <text:p>1.87379590967403</text:p>
              </table:table-cell>
              <table:table-cell office:value-type="float" office:value="1.87379590967403">
                <text:p>1.8737959096740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2.20100986922922">
                <text:p>2.20100986922922</text:p>
              </table:table-cell>
              <table:table-cell office:value-type="float" office:value="2.20100986922922">
                <text:p>2.2010098692292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8">
                <text:p>10.8</text:p>
              </table:table-cell>
              <table:table-cell office:value-type="float" office:value="2.48551358430763">
                <text:p>2.48551358430763</text:p>
              </table:table-cell>
              <table:table-cell office:value-type="float" office:value="2.48551358430763">
                <text:p>2.4855135843076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1.87379590967403">
                <text:p>1.87379590967403</text:p>
              </table:table-cell>
              <table:table-cell office:value-type="float" office:value="1.87379590967403">
                <text:p>1.8737959096740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">
                <text:p>11</text:p>
              </table:table-cell>
              <table:table-cell office:value-type="float" office:value="2.49443825784929">
                <text:p>2.49443825784929</text:p>
              </table:table-cell>
              <table:table-cell office:value-type="float" office:value="2.49443825784929">
                <text:p>2.494438257849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9">
                <text:p>10.9</text:p>
              </table:table-cell>
              <table:table-cell office:value-type="float" office:value="2.80673792466945">
                <text:p>2.80673792466945</text:p>
              </table:table-cell>
              <table:table-cell office:value-type="float" office:value="2.80673792466945">
                <text:p>2.8067379246694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7">
                <text:p>10.7</text:p>
              </table:table-cell>
              <table:table-cell office:value-type="float" office:value="2.5407785333546">
                <text:p>2.5407785333546</text:p>
              </table:table-cell>
              <table:table-cell office:value-type="float" office:value="2.5407785333546">
                <text:p>2.540778533354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1.87379590967403">
                <text:p>1.87379590967403</text:p>
              </table:table-cell>
              <table:table-cell office:value-type="float" office:value="1.87379590967403">
                <text:p>1.8737959096740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2.5298221281347">
                <text:p>2.5298221281347</text:p>
              </table:table-cell>
              <table:table-cell office:value-type="float" office:value="2.5298221281347">
                <text:p>2.529822128134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1.87379590967403">
                <text:p>1.87379590967403</text:p>
              </table:table-cell>
              <table:table-cell office:value-type="float" office:value="1.87379590967403">
                <text:p>1.873795909674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1">
                <text:p>11.1</text:p>
              </table:table-cell>
              <table:table-cell office:value-type="float" office:value="2.18326971917504">
                <text:p>2.18326971917504</text:p>
              </table:table-cell>
              <table:table-cell office:value-type="float" office:value="2.18326971917504">
                <text:p>2.1832697191750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1.87379590967403">
                <text:p>1.87379590967403</text:p>
              </table:table-cell>
              <table:table-cell office:value-type="float" office:value="1.87379590967403">
                <text:p>1.873795909674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1.87379590967403">
                <text:p>1.87379590967403</text:p>
              </table:table-cell>
              <table:table-cell office:value-type="float" office:value="1.87379590967403">
                <text:p>1.8737959096740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1.87379590967403">
                <text:p>1.87379590967403</text:p>
              </table:table-cell>
              <table:table-cell office:value-type="float" office:value="1.87379590967403">
                <text:p>1.8737959096740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1">
                <text:p>11.1</text:p>
              </table:table-cell>
              <table:table-cell office:value-type="float" office:value="2.18326971917504">
                <text:p>2.18326971917504</text:p>
              </table:table-cell>
              <table:table-cell office:value-type="float" office:value="2.18326971917504">
                <text:p>2.1832697191750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1">
                <text:p>11.1</text:p>
              </table:table-cell>
              <table:table-cell office:value-type="float" office:value="2.51440295541948">
                <text:p>2.51440295541948</text:p>
              </table:table-cell>
              <table:table-cell office:value-type="float" office:value="2.51440295541948">
                <text:p>2.5144029554194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7">
                <text:p>10.7</text:p>
              </table:table-cell>
              <table:table-cell office:value-type="float" office:value="2.5407785333546">
                <text:p>2.5407785333546</text:p>
              </table:table-cell>
              <table:table-cell office:value-type="float" office:value="2.5407785333546">
                <text:p>2.540778533354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">
                <text:p>11</text:p>
              </table:table-cell>
              <table:table-cell office:value-type="float" office:value="2.49443825784929">
                <text:p>2.49443825784929</text:p>
              </table:table-cell>
              <table:table-cell office:value-type="float" office:value="2.49443825784929">
                <text:p>2.494438257849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0.8">
                <text:p>10.8</text:p>
              </table:table-cell>
              <table:table-cell office:value-type="float" office:value="2.25092573548455">
                <text:p>2.25092573548455</text:p>
              </table:table-cell>
              <table:table-cell office:value-type="float" office:value="2.25092573548455">
                <text:p>2.2509257354845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3">
                <text:p>11.3</text:p>
              </table:table-cell>
              <table:table-cell office:value-type="float" office:value="1.88856206322871">
                <text:p>1.88856206322871</text:p>
              </table:table-cell>
              <table:table-cell office:value-type="float" office:value="1.88856206322871">
                <text:p>1.8885620632287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2.20100986922922">
                <text:p>2.20100986922922</text:p>
              </table:table-cell>
              <table:table-cell office:value-type="float" office:value="2.20100986922922">
                <text:p>2.2010098692292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2.20100986922922">
                <text:p>2.20100986922922</text:p>
              </table:table-cell>
              <table:table-cell office:value-type="float" office:value="2.20100986922922">
                <text:p>2.201009869229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2.20100986922922">
                <text:p>2.20100986922922</text:p>
              </table:table-cell>
              <table:table-cell office:value-type="float" office:value="2.20100986922922">
                <text:p>2.2010098692292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3">
                <text:p>11.3</text:p>
              </table:table-cell>
              <table:table-cell office:value-type="float" office:value="1.88856206322871">
                <text:p>1.88856206322871</text:p>
              </table:table-cell>
              <table:table-cell office:value-type="float" office:value="1.88856206322871">
                <text:p>1.8885620632287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3">
                <text:p>11.3</text:p>
              </table:table-cell>
              <table:table-cell office:value-type="float" office:value="1.88856206322871">
                <text:p>1.88856206322871</text:p>
              </table:table-cell>
              <table:table-cell office:value-type="float" office:value="1.88856206322871">
                <text:p>1.8885620632287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3">
                <text:p>11.3</text:p>
              </table:table-cell>
              <table:table-cell office:value-type="float" office:value="1.88856206322871">
                <text:p>1.88856206322871</text:p>
              </table:table-cell>
              <table:table-cell office:value-type="float" office:value="1.88856206322871">
                <text:p>1.8885620632287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3">
                <text:p>11.3</text:p>
              </table:table-cell>
              <table:table-cell office:value-type="float" office:value="1.88856206322871">
                <text:p>1.88856206322871</text:p>
              </table:table-cell>
              <table:table-cell office:value-type="float" office:value="1.88856206322871">
                <text:p>1.8885620632287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3">
                <text:p>11.3</text:p>
              </table:table-cell>
              <table:table-cell office:value-type="float" office:value="1.88856206322871">
                <text:p>1.88856206322871</text:p>
              </table:table-cell>
              <table:table-cell office:value-type="float" office:value="1.88856206322871">
                <text:p>1.8885620632287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1">
                <text:p>11.1</text:p>
              </table:table-cell>
              <table:table-cell office:value-type="float" office:value="2.51440295541948">
                <text:p>2.51440295541948</text:p>
              </table:table-cell>
              <table:table-cell office:value-type="float" office:value="2.51440295541948">
                <text:p>2.5144029554194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3">
                <text:p>11.3</text:p>
              </table:table-cell>
              <table:table-cell office:value-type="float" office:value="2.21359436211787">
                <text:p>2.21359436211787</text:p>
              </table:table-cell>
              <table:table-cell office:value-type="float" office:value="2.21359436211787">
                <text:p>2.2135943621178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3">
                <text:p>11.3</text:p>
              </table:table-cell>
              <table:table-cell office:value-type="float" office:value="2.21359436211787">
                <text:p>2.21359436211787</text:p>
              </table:table-cell>
              <table:table-cell office:value-type="float" office:value="2.21359436211787">
                <text:p>2.2135943621178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2.5298221281347">
                <text:p>2.5298221281347</text:p>
              </table:table-cell>
              <table:table-cell office:value-type="float" office:value="2.5298221281347">
                <text:p>2.52982212813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.989">
                <text:p>11.989</text:p>
              </table:table-cell>
              <table:table-cell office:value-type="float" office:value="3.339">
                <text:p>3.339</text:p>
              </table:table-cell>
              <table:table-cell office:value-type="float" office:value="11.2">
                <text:p>11.2</text:p>
              </table:table-cell>
              <table:table-cell office:value-type="float" office:value="2.5298221281347">
                <text:p>2.5298221281347</text:p>
              </table:table-cell>
              <table:table-cell office:value-type="float" office:value="2.5298221281347">
                <text:p>2.5298221281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